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85mm" svg:height="195.77mm" svg:x="9.86mm" svg:y="111.28mm">
            <loext:p draw:notify-on-update-of-ranges="merge_obj.A17:merge_obj.CW17 merge_obj.A18:merge_obj.CW18 merge_obj.A19:merge_obj.CW19 merge_obj.A20:merge_obj.CW20 merge_obj.A21:merge_obj.CW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5" table:number-columns-repeated="1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9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4"/>
        </table:table-row>
        <table:table-row table:style-name="ro1">
          <table:table-cell office:value-type="float" office:value="637629000" calcext:value-type="float">
            <text:p>637629000</text:p>
          </table:table-cell>
          <table:table-cell office:value-type="float" office:value="637254000" calcext:value-type="float">
            <text:p>637254000</text:p>
          </table:table-cell>
          <table:table-cell office:value-type="float" office:value="636935000" calcext:value-type="float">
            <text:p>636935000</text:p>
          </table:table-cell>
          <table:table-cell office:value-type="float" office:value="638298000" calcext:value-type="float">
            <text:p>638298000</text:p>
          </table:table-cell>
          <table:table-cell office:value-type="float" office:value="637954000" calcext:value-type="float">
            <text:p>637954000</text:p>
          </table:table-cell>
          <table:table-cell office:value-type="float" office:value="636950000" calcext:value-type="float">
            <text:p>636950000</text:p>
          </table:table-cell>
          <table:table-cell office:value-type="float" office:value="637525000" calcext:value-type="float">
            <text:p>637525000</text:p>
          </table:table-cell>
          <table:table-cell office:value-type="float" office:value="637111000" calcext:value-type="float">
            <text:p>637111000</text:p>
          </table:table-cell>
          <table:table-cell office:value-type="float" office:value="637989000" calcext:value-type="float">
            <text:p>637989000</text:p>
          </table:table-cell>
          <table:table-cell office:value-type="float" office:value="637684000" calcext:value-type="float">
            <text:p>637684000</text:p>
          </table:table-cell>
          <table:table-cell office:value-type="float" office:value="637592000" calcext:value-type="float">
            <text:p>637592000</text:p>
          </table:table-cell>
          <table:table-cell office:value-type="float" office:value="637590000" calcext:value-type="float">
            <text:p>637590000</text:p>
          </table:table-cell>
          <table:table-cell office:value-type="float" office:value="638041000" calcext:value-type="float">
            <text:p>6380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778000" calcext:value-type="float">
            <text:p>637778000</text:p>
          </table:table-cell>
          <table:table-cell office:value-type="float" office:value="638182000" calcext:value-type="float">
            <text:p>638182000</text:p>
          </table:table-cell>
          <table:table-cell office:value-type="float" office:value="637721000" calcext:value-type="float">
            <text:p>637721000</text:p>
          </table:table-cell>
          <table:table-cell office:value-type="float" office:value="638141000" calcext:value-type="float">
            <text:p>6381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799000" calcext:value-type="float">
            <text:p>638799000</text:p>
          </table:table-cell>
          <table:table-cell office:value-type="float" office:value="638797000" calcext:value-type="float">
            <text:p>638797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824000" calcext:value-type="float">
            <text:p>638824000</text:p>
          </table:table-cell>
          <table:table-cell office:value-type="float" office:value="638810000" calcext:value-type="float">
            <text:p>638810000</text:p>
          </table:table-cell>
          <table:table-cell office:value-type="float" office:value="638812000" calcext:value-type="float">
            <text:p>638812000</text:p>
          </table:table-cell>
          <table:table-cell office:value-type="float" office:value="638816000" calcext:value-type="float">
            <text:p>638816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03000" calcext:value-type="float">
            <text:p>638803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20000" calcext:value-type="float">
            <text:p>638820000</text:p>
          </table:table-cell>
          <table:table-cell office:value-type="float" office:value="638817000" calcext:value-type="float">
            <text:p>638817000</text:p>
          </table:table-cell>
          <table:table-cell office:value-type="float" office:value="638815000" calcext:value-type="float">
            <text:p>63881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1913000" calcext:value-type="float">
            <text:p>641913000</text:p>
          </table:table-cell>
          <table:table-cell office:value-type="float" office:value="641943000" calcext:value-type="float">
            <text:p>641943000</text:p>
          </table:table-cell>
          <table:table-cell office:value-type="float" office:value="642161000" calcext:value-type="float">
            <text:p>642161000</text:p>
          </table:table-cell>
          <table:table-cell office:value-type="float" office:value="641850000" calcext:value-type="float">
            <text:p>641850000</text:p>
          </table:table-cell>
          <table:table-cell office:value-type="float" office:value="641899000" calcext:value-type="float">
            <text:p>641899000</text:p>
          </table:table-cell>
          <table:table-cell office:value-type="float" office:value="642042000" calcext:value-type="float">
            <text:p>642042000</text:p>
          </table:table-cell>
          <table:table-cell office:value-type="float" office:value="642158000" calcext:value-type="float">
            <text:p>642158000</text:p>
          </table:table-cell>
          <table:table-cell office:value-type="float" office:value="642189000" calcext:value-type="float">
            <text:p>642189000</text:p>
          </table:table-cell>
          <table:table-cell office:value-type="float" office:value="641994000" calcext:value-type="float">
            <text:p>641994000</text:p>
          </table:table-cell>
          <table:table-cell office:value-type="float" office:value="641824000" calcext:value-type="float">
            <text:p>641824000</text:p>
          </table:table-cell>
          <table:table-cell office:value-type="float" office:value="641836000" calcext:value-type="float">
            <text:p>641836000</text:p>
          </table:table-cell>
          <table:table-cell office:value-type="float" office:value="642326000" calcext:value-type="float">
            <text:p>642326000</text:p>
          </table:table-cell>
          <table:table-cell office:value-type="float" office:value="642054000" calcext:value-type="float">
            <text:p>642054000</text:p>
          </table:table-cell>
          <table:table-cell office:value-type="float" office:value="642043000" calcext:value-type="float">
            <text:p>642043000</text:p>
          </table:table-cell>
          <table:table-cell office:value-type="float" office:value="642040000" calcext:value-type="float">
            <text:p>642040000</text:p>
          </table:table-cell>
          <table:table-cell office:value-type="float" office:value="642278000" calcext:value-type="float">
            <text:p>642278000</text:p>
          </table:table-cell>
          <table:table-cell office:value-type="float" office:value="642007000" calcext:value-type="float">
            <text:p>642007000</text:p>
          </table:table-cell>
          <table:table-cell office:value-type="float" office:value="641752000" calcext:value-type="float">
            <text:p>641752000</text:p>
          </table:table-cell>
          <table:table-cell office:value-type="float" office:value="641898000" calcext:value-type="float">
            <text:p>641898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61000" calcext:value-type="float">
            <text:p>643861000</text:p>
          </table:table-cell>
          <table:table-cell table:number-columns-repeated="2"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73000" calcext:value-type="float">
            <text:p>643873000</text:p>
          </table:table-cell>
          <table:table-cell office:value-type="float" office:value="643868000" calcext:value-type="float">
            <text:p>643868000</text:p>
          </table:table-cell>
          <table:table-cell office:value-type="float" office:value="643861000" calcext:value-type="float">
            <text:p>643861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81000" calcext:value-type="float">
            <text:p>643881000</text:p>
          </table:table-cell>
          <table:table-cell office:value-type="float" office:value="643869000" calcext:value-type="float">
            <text:p>643869000</text:p>
          </table:table-cell>
          <table:table-cell table:number-columns-repeated="2"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990000" calcext:value-type="float">
            <text:p>643990000</text:p>
          </table:table-cell>
          <table:table-cell table:number-columns-repeated="2"/>
          <table:table-cell table:formula="of:=MAX([.A4:.CC4])" office:value-type="float" office:value="643990000" calcext:value-type="float">
            <text:p>643990000</text:p>
          </table:table-cell>
          <table:table-cell table:number-columns-repeated="17"/>
        </table:table-row>
        <table:table-row table:style-name="ro1">
          <table:table-cell office:value-type="float" office:value="638769000" calcext:value-type="float">
            <text:p>638769000</text:p>
          </table:table-cell>
          <table:table-cell office:value-type="float" office:value="638090000" calcext:value-type="float">
            <text:p>638090000</text:p>
          </table:table-cell>
          <table:table-cell office:value-type="float" office:value="638784000" calcext:value-type="float">
            <text:p>638784000</text:p>
          </table:table-cell>
          <table:table-cell office:value-type="float" office:value="638307000" calcext:value-type="float">
            <text:p>638307000</text:p>
          </table:table-cell>
          <table:table-cell office:value-type="float" office:value="638526000" calcext:value-type="float">
            <text:p>638526000</text:p>
          </table:table-cell>
          <table:table-cell office:value-type="float" office:value="638929000" calcext:value-type="float">
            <text:p>638929000</text:p>
          </table:table-cell>
          <table:table-cell office:value-type="float" office:value="638497000" calcext:value-type="float">
            <text:p>638497000</text:p>
          </table:table-cell>
          <table:table-cell office:value-type="float" office:value="639385000" calcext:value-type="float">
            <text:p>639385000</text:p>
          </table:table-cell>
          <table:table-cell office:value-type="float" office:value="638559000" calcext:value-type="float">
            <text:p>638559000</text:p>
          </table:table-cell>
          <table:table-cell office:value-type="float" office:value="638957000" calcext:value-type="float">
            <text:p>638957000</text:p>
          </table:table-cell>
          <table:table-cell office:value-type="float" office:value="638779000" calcext:value-type="float">
            <text:p>638779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772000" calcext:value-type="float">
            <text:p>638772000</text:p>
          </table:table-cell>
          <table:table-cell office:value-type="float" office:value="638483000" calcext:value-type="float">
            <text:p>638483000</text:p>
          </table:table-cell>
          <table:table-cell office:value-type="float" office:value="638775000" calcext:value-type="float">
            <text:p>638775000</text:p>
          </table:table-cell>
          <table:table-cell office:value-type="float" office:value="637833000" calcext:value-type="float">
            <text:p>637833000</text:p>
          </table:table-cell>
          <table:table-cell office:value-type="float" office:value="638445000" calcext:value-type="float">
            <text:p>638445000</text:p>
          </table:table-cell>
          <table:table-cell office:value-type="float" office:value="638955000" calcext:value-type="float">
            <text:p>638955000</text:p>
          </table:table-cell>
          <table:table-cell office:value-type="float" office:value="638782000" calcext:value-type="float">
            <text:p>638782000</text:p>
          </table:table-cell>
          <table:table-cell office:value-type="float" office:value="638271000" calcext:value-type="float">
            <text:p>638271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60000" calcext:value-type="float">
            <text:p>639460000</text:p>
          </table:table-cell>
          <table:table-cell office:value-type="float" office:value="639461000" calcext:value-type="float">
            <text:p>639461000</text:p>
          </table:table-cell>
          <table:table-cell office:value-type="float" office:value="639458000" calcext:value-type="float">
            <text:p>639458000</text:p>
          </table:table-cell>
          <table:table-cell office:value-type="float" office:value="639464000" calcext:value-type="float">
            <text:p>639464000</text:p>
          </table:table-cell>
          <table:table-cell table:number-columns-repeated="2" office:value-type="float" office:value="639460000" calcext:value-type="float">
            <text:p>639460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72000" calcext:value-type="float">
            <text:p>639472000</text:p>
          </table:table-cell>
          <table:table-cell office:value-type="float" office:value="639467000" calcext:value-type="float">
            <text:p>639467000</text:p>
          </table:table-cell>
          <table:table-cell table:number-columns-repeated="2" office:value-type="float" office:value="639468000" calcext:value-type="float">
            <text:p>639468000</text:p>
          </table:table-cell>
          <table:table-cell table:number-columns-repeated="4" office:value-type="float" office:value="639460000" calcext:value-type="float">
            <text:p>639460000</text:p>
          </table:table-cell>
          <table:table-cell office:value-type="float" office:value="639459000" calcext:value-type="float">
            <text:p>639459000</text:p>
          </table:table-cell>
          <table:table-cell table:number-columns-repeated="3" office:value-type="float" office:value="639460000" calcext:value-type="float">
            <text:p>639460000</text:p>
          </table:table-cell>
          <table:table-cell office:value-type="float" office:value="641316000" calcext:value-type="float">
            <text:p>64131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71000" calcext:value-type="float">
            <text:p>641471000</text:p>
          </table:table-cell>
          <table:table-cell office:value-type="float" office:value="641646000" calcext:value-type="float">
            <text:p>641646000</text:p>
          </table:table-cell>
          <table:table-cell office:value-type="float" office:value="641615000" calcext:value-type="float">
            <text:p>641615000</text:p>
          </table:table-cell>
          <table:table-cell office:value-type="float" office:value="641100000" calcext:value-type="float">
            <text:p>641100000</text:p>
          </table:table-cell>
          <table:table-cell office:value-type="float" office:value="641090000" calcext:value-type="float">
            <text:p>641090000</text:p>
          </table:table-cell>
          <table:table-cell office:value-type="float" office:value="641246000" calcext:value-type="float">
            <text:p>641246000</text:p>
          </table:table-cell>
          <table:table-cell office:value-type="float" office:value="641431000" calcext:value-type="float">
            <text:p>641431000</text:p>
          </table:table-cell>
          <table:table-cell office:value-type="float" office:value="641257000" calcext:value-type="float">
            <text:p>641257000</text:p>
          </table:table-cell>
          <table:table-cell office:value-type="float" office:value="641425000" calcext:value-type="float">
            <text:p>641425000</text:p>
          </table:table-cell>
          <table:table-cell office:value-type="float" office:value="641275000" calcext:value-type="float">
            <text:p>641275000</text:p>
          </table:table-cell>
          <table:table-cell office:value-type="float" office:value="641286000" calcext:value-type="float">
            <text:p>64128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90000" calcext:value-type="float">
            <text:p>641490000</text:p>
          </table:table-cell>
          <table:table-cell office:value-type="float" office:value="641240000" calcext:value-type="float">
            <text:p>641240000</text:p>
          </table:table-cell>
          <table:table-cell office:value-type="float" office:value="641326000" calcext:value-type="float">
            <text:p>641326000</text:p>
          </table:table-cell>
          <table:table-cell office:value-type="float" office:value="641488000" calcext:value-type="float">
            <text:p>641488000</text:p>
          </table:table-cell>
          <table:table-cell office:value-type="float" office:value="641603000" calcext:value-type="float">
            <text:p>641603000</text:p>
          </table:table-cell>
          <table:table-cell office:value-type="float" office:value="641565000" calcext:value-type="float">
            <text:p>641565000</text:p>
          </table:table-cell>
          <table:table-cell table:number-columns-repeated="21" office:value-type="float" office:value="641745000" calcext:value-type="float">
            <text:p>641745000</text:p>
          </table:table-cell>
          <table:table-cell table:number-columns-repeated="2"/>
          <table:table-cell table:formula="of:=MAX([.A5:.CC5])" office:value-type="float" office:value="641745000" calcext:value-type="float">
            <text:p>641745000</text:p>
          </table:table-cell>
          <table:table-cell table:number-columns-repeated="17"/>
        </table:table-row>
        <table:table-row table:style-name="ro1">
          <table:table-cell office:value-type="float" office:value="635936000" calcext:value-type="float">
            <text:p>635936000</text:p>
          </table:table-cell>
          <table:table-cell office:value-type="float" office:value="635786000" calcext:value-type="float">
            <text:p>635786000</text:p>
          </table:table-cell>
          <table:table-cell office:value-type="float" office:value="636151000" calcext:value-type="float">
            <text:p>636151000</text:p>
          </table:table-cell>
          <table:table-cell office:value-type="float" office:value="636040000" calcext:value-type="float">
            <text:p>636040000</text:p>
          </table:table-cell>
          <table:table-cell office:value-type="float" office:value="636328000" calcext:value-type="float">
            <text:p>636328000</text:p>
          </table:table-cell>
          <table:table-cell office:value-type="float" office:value="636082000" calcext:value-type="float">
            <text:p>636082000</text:p>
          </table:table-cell>
          <table:table-cell office:value-type="float" office:value="636734000" calcext:value-type="float">
            <text:p>636734000</text:p>
          </table:table-cell>
          <table:table-cell office:value-type="float" office:value="636147000" calcext:value-type="float">
            <text:p>636147000</text:p>
          </table:table-cell>
          <table:table-cell office:value-type="float" office:value="636113000" calcext:value-type="float">
            <text:p>636113000</text:p>
          </table:table-cell>
          <table:table-cell office:value-type="float" office:value="636770000" calcext:value-type="float">
            <text:p>636770000</text:p>
          </table:table-cell>
          <table:table-cell office:value-type="float" office:value="635751000" calcext:value-type="float">
            <text:p>635751000</text:p>
          </table:table-cell>
          <table:table-cell office:value-type="float" office:value="636290000" calcext:value-type="float">
            <text:p>636290000</text:p>
          </table:table-cell>
          <table:table-cell office:value-type="float" office:value="636733000" calcext:value-type="float">
            <text:p>636733000</text:p>
          </table:table-cell>
          <table:table-cell office:value-type="float" office:value="636483000" calcext:value-type="float">
            <text:p>636483000</text:p>
          </table:table-cell>
          <table:table-cell office:value-type="float" office:value="636456000" calcext:value-type="float">
            <text:p>636456000</text:p>
          </table:table-cell>
          <table:table-cell office:value-type="float" office:value="636124000" calcext:value-type="float">
            <text:p>636124000</text:p>
          </table:table-cell>
          <table:table-cell office:value-type="float" office:value="636285000" calcext:value-type="float">
            <text:p>636285000</text:p>
          </table:table-cell>
          <table:table-cell office:value-type="float" office:value="636158000" calcext:value-type="float">
            <text:p>636158000</text:p>
          </table:table-cell>
          <table:table-cell office:value-type="float" office:value="636535000" calcext:value-type="float">
            <text:p>636535000</text:p>
          </table:table-cell>
          <table:table-cell office:value-type="float" office:value="635989000" calcext:value-type="float">
            <text:p>635989000</text:p>
          </table:table-cell>
          <table:table-cell office:value-type="float" office:value="638503000" calcext:value-type="float">
            <text:p>638503000</text:p>
          </table:table-cell>
          <table:table-cell office:value-type="float" office:value="638528000" calcext:value-type="float">
            <text:p>638528000</text:p>
          </table:table-cell>
          <table:table-cell office:value-type="float" office:value="638512000" calcext:value-type="float">
            <text:p>638512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487000" calcext:value-type="float">
            <text:p>638487000</text:p>
          </table:table-cell>
          <table:table-cell office:value-type="float" office:value="638530000" calcext:value-type="float">
            <text:p>638530000</text:p>
          </table:table-cell>
          <table:table-cell office:value-type="float" office:value="638523000" calcext:value-type="float">
            <text:p>638523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486000" calcext:value-type="float">
            <text:p>638486000</text:p>
          </table:table-cell>
          <table:table-cell office:value-type="float" office:value="638487000" calcext:value-type="float">
            <text:p>638487000</text:p>
          </table:table-cell>
          <table:table-cell office:value-type="float" office:value="638484000" calcext:value-type="float">
            <text:p>638484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537000" calcext:value-type="float">
            <text:p>638537000</text:p>
          </table:table-cell>
          <table:table-cell office:value-type="float" office:value="638499000" calcext:value-type="float">
            <text:p>638499000</text:p>
          </table:table-cell>
          <table:table-cell office:value-type="float" office:value="638485000" calcext:value-type="float">
            <text:p>638485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502000" calcext:value-type="float">
            <text:p>638502000</text:p>
          </table:table-cell>
          <table:table-cell office:value-type="float" office:value="638489000" calcext:value-type="float">
            <text:p>638489000</text:p>
          </table:table-cell>
          <table:table-cell office:value-type="float" office:value="638501000" calcext:value-type="float">
            <text:p>638501000</text:p>
          </table:table-cell>
          <table:table-cell office:value-type="float" office:value="638489000" calcext:value-type="float">
            <text:p>638489000</text:p>
          </table:table-cell>
          <table:table-cell office:value-type="float" office:value="640922000" calcext:value-type="float">
            <text:p>640922000</text:p>
          </table:table-cell>
          <table:table-cell office:value-type="float" office:value="641033000" calcext:value-type="float">
            <text:p>641033000</text:p>
          </table:table-cell>
          <table:table-cell office:value-type="float" office:value="640888000" calcext:value-type="float">
            <text:p>640888000</text:p>
          </table:table-cell>
          <table:table-cell office:value-type="float" office:value="641101000" calcext:value-type="float">
            <text:p>641101000</text:p>
          </table:table-cell>
          <table:table-cell office:value-type="float" office:value="641071000" calcext:value-type="float">
            <text:p>641071000</text:p>
          </table:table-cell>
          <table:table-cell office:value-type="float" office:value="640891000" calcext:value-type="float">
            <text:p>640891000</text:p>
          </table:table-cell>
          <table:table-cell office:value-type="float" office:value="640939000" calcext:value-type="float">
            <text:p>640939000</text:p>
          </table:table-cell>
          <table:table-cell office:value-type="float" office:value="641041000" calcext:value-type="float">
            <text:p>641041000</text:p>
          </table:table-cell>
          <table:table-cell office:value-type="float" office:value="641028000" calcext:value-type="float">
            <text:p>641028000</text:p>
          </table:table-cell>
          <table:table-cell office:value-type="float" office:value="641307000" calcext:value-type="float">
            <text:p>641307000</text:p>
          </table:table-cell>
          <table:table-cell office:value-type="float" office:value="641124000" calcext:value-type="float">
            <text:p>641124000</text:p>
          </table:table-cell>
          <table:table-cell office:value-type="float" office:value="641007000" calcext:value-type="float">
            <text:p>641007000</text:p>
          </table:table-cell>
          <table:table-cell office:value-type="float" office:value="640881000" calcext:value-type="float">
            <text:p>640881000</text:p>
          </table:table-cell>
          <table:table-cell office:value-type="float" office:value="640978000" calcext:value-type="float">
            <text:p>640978000</text:p>
          </table:table-cell>
          <table:table-cell office:value-type="float" office:value="641143000" calcext:value-type="float">
            <text:p>641143000</text:p>
          </table:table-cell>
          <table:table-cell office:value-type="float" office:value="640913000" calcext:value-type="float">
            <text:p>640913000</text:p>
          </table:table-cell>
          <table:table-cell office:value-type="float" office:value="641092000" calcext:value-type="float">
            <text:p>641092000</text:p>
          </table:table-cell>
          <table:table-cell office:value-type="float" office:value="641331000" calcext:value-type="float">
            <text:p>641331000</text:p>
          </table:table-cell>
          <table:table-cell office:value-type="float" office:value="640996000" calcext:value-type="float">
            <text:p>640996000</text:p>
          </table:table-cell>
          <table:table-cell office:value-type="float" office:value="641050000" calcext:value-type="float">
            <text:p>641050000</text:p>
          </table:table-cell>
          <table:table-cell table:number-columns-repeated="21" office:value-type="float" office:value="647320000" calcext:value-type="float">
            <text:p>647320000</text:p>
          </table:table-cell>
          <table:table-cell table:number-columns-repeated="2"/>
          <table:table-cell table:formula="of:=MAX([.A6:.CC6])" office:value-type="float" office:value="647320000" calcext:value-type="float">
            <text:p>647320000</text:p>
          </table:table-cell>
          <table:table-cell table:number-columns-repeated="17"/>
        </table:table-row>
        <table:table-row table:style-name="ro1">
          <table:table-cell office:value-type="float" office:value="635595000" calcext:value-type="float">
            <text:p>635595000</text:p>
          </table:table-cell>
          <table:table-cell office:value-type="float" office:value="635232000" calcext:value-type="float">
            <text:p>635232000</text:p>
          </table:table-cell>
          <table:table-cell office:value-type="float" office:value="636034000" calcext:value-type="float">
            <text:p>636034000</text:p>
          </table:table-cell>
          <table:table-cell office:value-type="float" office:value="636207000" calcext:value-type="float">
            <text:p>636207000</text:p>
          </table:table-cell>
          <table:table-cell office:value-type="float" office:value="635414000" calcext:value-type="float">
            <text:p>635414000</text:p>
          </table:table-cell>
          <table:table-cell office:value-type="float" office:value="636130000" calcext:value-type="float">
            <text:p>636130000</text:p>
          </table:table-cell>
          <table:table-cell office:value-type="float" office:value="635714000" calcext:value-type="float">
            <text:p>635714000</text:p>
          </table:table-cell>
          <table:table-cell office:value-type="float" office:value="635843000" calcext:value-type="float">
            <text:p>635843000</text:p>
          </table:table-cell>
          <table:table-cell office:value-type="float" office:value="635902000" calcext:value-type="float">
            <text:p>635902000</text:p>
          </table:table-cell>
          <table:table-cell office:value-type="float" office:value="636408000" calcext:value-type="float">
            <text:p>636408000</text:p>
          </table:table-cell>
          <table:table-cell office:value-type="float" office:value="635883000" calcext:value-type="float">
            <text:p>635883000</text:p>
          </table:table-cell>
          <table:table-cell office:value-type="float" office:value="635722000" calcext:value-type="float">
            <text:p>635722000</text:p>
          </table:table-cell>
          <table:table-cell office:value-type="float" office:value="635215000" calcext:value-type="float">
            <text:p>635215000</text:p>
          </table:table-cell>
          <table:table-cell office:value-type="float" office:value="635760000" calcext:value-type="float">
            <text:p>635760000</text:p>
          </table:table-cell>
          <table:table-cell office:value-type="float" office:value="635713000" calcext:value-type="float">
            <text:p>635713000</text:p>
          </table:table-cell>
          <table:table-cell office:value-type="float" office:value="635964000" calcext:value-type="float">
            <text:p>635964000</text:p>
          </table:table-cell>
          <table:table-cell office:value-type="float" office:value="635701000" calcext:value-type="float">
            <text:p>635701000</text:p>
          </table:table-cell>
          <table:table-cell office:value-type="float" office:value="636028000" calcext:value-type="float">
            <text:p>636028000</text:p>
          </table:table-cell>
          <table:table-cell office:value-type="float" office:value="635756000" calcext:value-type="float">
            <text:p>635756000</text:p>
          </table:table-cell>
          <table:table-cell office:value-type="float" office:value="635791000" calcext:value-type="float">
            <text:p>635791000</text:p>
          </table:table-cell>
          <table:table-cell table:number-columns-repeated="9" office:value-type="float" office:value="638435000" calcext:value-type="float">
            <text:p>638435000</text:p>
          </table:table-cell>
          <table:table-cell office:value-type="float" office:value="638433000" calcext:value-type="float">
            <text:p>638433000</text:p>
          </table:table-cell>
          <table:table-cell table:number-columns-repeated="7" office:value-type="float" office:value="638435000" calcext:value-type="float">
            <text:p>638435000</text:p>
          </table:table-cell>
          <table:table-cell office:value-type="float" office:value="638430000" calcext:value-type="float">
            <text:p>638430000</text:p>
          </table:table-cell>
          <table:table-cell table:number-columns-repeated="2" office:value-type="float" office:value="638435000" calcext:value-type="float">
            <text:p>638435000</text:p>
          </table:table-cell>
          <table:table-cell office:value-type="float" office:value="641205000" calcext:value-type="float">
            <text:p>641205000</text:p>
          </table:table-cell>
          <table:table-cell office:value-type="float" office:value="641319000" calcext:value-type="float">
            <text:p>641319000</text:p>
          </table:table-cell>
          <table:table-cell office:value-type="float" office:value="641203000" calcext:value-type="float">
            <text:p>641203000</text:p>
          </table:table-cell>
          <table:table-cell office:value-type="float" office:value="641334000" calcext:value-type="float">
            <text:p>641334000</text:p>
          </table:table-cell>
          <table:table-cell office:value-type="float" office:value="641198000" calcext:value-type="float">
            <text:p>641198000</text:p>
          </table:table-cell>
          <table:table-cell office:value-type="float" office:value="641401000" calcext:value-type="float">
            <text:p>641401000</text:p>
          </table:table-cell>
          <table:table-cell office:value-type="float" office:value="641065000" calcext:value-type="float">
            <text:p>641065000</text:p>
          </table:table-cell>
          <table:table-cell office:value-type="float" office:value="641047000" calcext:value-type="float">
            <text:p>641047000</text:p>
          </table:table-cell>
          <table:table-cell office:value-type="float" office:value="641131000" calcext:value-type="float">
            <text:p>641131000</text:p>
          </table:table-cell>
          <table:table-cell office:value-type="float" office:value="641307000" calcext:value-type="float">
            <text:p>641307000</text:p>
          </table:table-cell>
          <table:table-cell office:value-type="float" office:value="641142000" calcext:value-type="float">
            <text:p>641142000</text:p>
          </table:table-cell>
          <table:table-cell office:value-type="float" office:value="641211000" calcext:value-type="float">
            <text:p>641211000</text:p>
          </table:table-cell>
          <table:table-cell office:value-type="float" office:value="641234000" calcext:value-type="float">
            <text:p>641234000</text:p>
          </table:table-cell>
          <table:table-cell office:value-type="float" office:value="641277000" calcext:value-type="float">
            <text:p>641277000</text:p>
          </table:table-cell>
          <table:table-cell office:value-type="float" office:value="641327000" calcext:value-type="float">
            <text:p>641327000</text:p>
          </table:table-cell>
          <table:table-cell office:value-type="float" office:value="641135000" calcext:value-type="float">
            <text:p>641135000</text:p>
          </table:table-cell>
          <table:table-cell office:value-type="float" office:value="641157000" calcext:value-type="float">
            <text:p>641157000</text:p>
          </table:table-cell>
          <table:table-cell office:value-type="float" office:value="641077000" calcext:value-type="float">
            <text:p>641077000</text:p>
          </table:table-cell>
          <table:table-cell office:value-type="float" office:value="641235000" calcext:value-type="float">
            <text:p>641235000</text:p>
          </table:table-cell>
          <table:table-cell office:value-type="float" office:value="641113000" calcext:value-type="float">
            <text:p>641113000</text:p>
          </table:table-cell>
          <table:table-cell office:value-type="float" office:value="642471000" calcext:value-type="float">
            <text:p>642471000</text:p>
          </table:table-cell>
          <table:table-cell table:number-columns-repeated="2" office:value-type="float" office:value="642472000" calcext:value-type="float">
            <text:p>642472000</text:p>
          </table:table-cell>
          <table:table-cell office:value-type="float" office:value="642471000" calcext:value-type="float">
            <text:p>642471000</text:p>
          </table:table-cell>
          <table:table-cell table:number-columns-repeated="2"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table:number-columns-repeated="3"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office:value-type="float" office:value="642471000" calcext:value-type="float">
            <text:p>642471000</text:p>
          </table:table-cell>
          <table:table-cell office:value-type="float" office:value="642474000" calcext:value-type="float">
            <text:p>642474000</text:p>
          </table:table-cell>
          <table:table-cell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table:number-columns-repeated="3" office:value-type="float" office:value="642472000" calcext:value-type="float">
            <text:p>642472000</text:p>
          </table:table-cell>
          <table:table-cell table:number-columns-repeated="2" office:value-type="float" office:value="642474000" calcext:value-type="float">
            <text:p>642474000</text:p>
          </table:table-cell>
          <table:table-cell office:value-type="float" office:value="642648000" calcext:value-type="float">
            <text:p>642648000</text:p>
          </table:table-cell>
          <table:table-cell table:number-columns-repeated="2"/>
          <table:table-cell table:formula="of:=MAX([.A7:.CC7])" office:value-type="float" office:value="642648000" calcext:value-type="float">
            <text:p>642648000</text:p>
          </table:table-cell>
          <table:table-cell/>
          <table:table-cell table:formula="of:= MAX([.CF4:.CF13])" office:value-type="float" office:value="647320000" calcext:value-type="float">
            <text:p>6.473E+08</text:p>
          </table:table-cell>
          <table:table-cell office:value-type="string" calcext:value-type="string">
            <text:p><text:s/>= max</text:p>
          </table:table-cell>
          <table:table-cell table:number-columns-repeated="14"/>
        </table:table-row>
        <table:table-row table:style-name="ro1">
          <table:table-cell office:value-type="float" office:value="640180000" calcext:value-type="float">
            <text:p>640180000</text:p>
          </table:table-cell>
          <table:table-cell office:value-type="float" office:value="639498000" calcext:value-type="float">
            <text:p>639498000</text:p>
          </table:table-cell>
          <table:table-cell office:value-type="float" office:value="639927000" calcext:value-type="float">
            <text:p>639927000</text:p>
          </table:table-cell>
          <table:table-cell office:value-type="float" office:value="640264000" calcext:value-type="float">
            <text:p>640264000</text:p>
          </table:table-cell>
          <table:table-cell office:value-type="float" office:value="639508000" calcext:value-type="float">
            <text:p>639508000</text:p>
          </table:table-cell>
          <table:table-cell office:value-type="float" office:value="640084000" calcext:value-type="float">
            <text:p>640084000</text:p>
          </table:table-cell>
          <table:table-cell office:value-type="float" office:value="640476000" calcext:value-type="float">
            <text:p>640476000</text:p>
          </table:table-cell>
          <table:table-cell office:value-type="float" office:value="639892000" calcext:value-type="float">
            <text:p>639892000</text:p>
          </table:table-cell>
          <table:table-cell office:value-type="float" office:value="640312000" calcext:value-type="float">
            <text:p>640312000</text:p>
          </table:table-cell>
          <table:table-cell office:value-type="float" office:value="640307000" calcext:value-type="float">
            <text:p>640307000</text:p>
          </table:table-cell>
          <table:table-cell office:value-type="float" office:value="639766000" calcext:value-type="float">
            <text:p>639766000</text:p>
          </table:table-cell>
          <table:table-cell office:value-type="float" office:value="640035000" calcext:value-type="float">
            <text:p>640035000</text:p>
          </table:table-cell>
          <table:table-cell office:value-type="float" office:value="640597000" calcext:value-type="float">
            <text:p>640597000</text:p>
          </table:table-cell>
          <table:table-cell office:value-type="float" office:value="640385000" calcext:value-type="float">
            <text:p>640385000</text:p>
          </table:table-cell>
          <table:table-cell office:value-type="float" office:value="639393000" calcext:value-type="float">
            <text:p>639393000</text:p>
          </table:table-cell>
          <table:table-cell office:value-type="float" office:value="639687000" calcext:value-type="float">
            <text:p>639687000</text:p>
          </table:table-cell>
          <table:table-cell office:value-type="float" office:value="640196000" calcext:value-type="float">
            <text:p>640196000</text:p>
          </table:table-cell>
          <table:table-cell office:value-type="float" office:value="639960000" calcext:value-type="float">
            <text:p>639960000</text:p>
          </table:table-cell>
          <table:table-cell office:value-type="float" office:value="640215000" calcext:value-type="float">
            <text:p>640215000</text:p>
          </table:table-cell>
          <table:table-cell office:value-type="float" office:value="640336000" calcext:value-type="float">
            <text:p>640336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32000" calcext:value-type="float">
            <text:p>640732000</text:p>
          </table:table-cell>
          <table:table-cell office:value-type="float" office:value="640763000" calcext:value-type="float">
            <text:p>640763000</text:p>
          </table:table-cell>
          <table:table-cell office:value-type="float" office:value="640749000" calcext:value-type="float">
            <text:p>640749000</text:p>
          </table:table-cell>
          <table:table-cell office:value-type="float" office:value="640744000" calcext:value-type="float">
            <text:p>640744000</text:p>
          </table:table-cell>
          <table:table-cell office:value-type="float" office:value="640743000" calcext:value-type="float">
            <text:p>640743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50000" calcext:value-type="float">
            <text:p>640750000</text:p>
          </table:table-cell>
          <table:table-cell office:value-type="float" office:value="640745000" calcext:value-type="float">
            <text:p>640745000</text:p>
          </table:table-cell>
          <table:table-cell office:value-type="float" office:value="640741000" calcext:value-type="float">
            <text:p>640741000</text:p>
          </table:table-cell>
          <table:table-cell office:value-type="float" office:value="640743000" calcext:value-type="float">
            <text:p>640743000</text:p>
          </table:table-cell>
          <table:table-cell office:value-type="float" office:value="640748000" calcext:value-type="float">
            <text:p>640748000</text:p>
          </table:table-cell>
          <table:table-cell office:value-type="float" office:value="640745000" calcext:value-type="float">
            <text:p>640745000</text:p>
          </table:table-cell>
          <table:table-cell office:value-type="float" office:value="640735000" calcext:value-type="float">
            <text:p>640735000</text:p>
          </table:table-cell>
          <table:table-cell office:value-type="float" office:value="640748000" calcext:value-type="float">
            <text:p>640748000</text:p>
          </table:table-cell>
          <table:table-cell office:value-type="float" office:value="640764000" calcext:value-type="float">
            <text:p>640764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44000" calcext:value-type="float">
            <text:p>640744000</text:p>
          </table:table-cell>
          <table:table-cell office:value-type="float" office:value="640768000" calcext:value-type="float">
            <text:p>640768000</text:p>
          </table:table-cell>
          <table:table-cell office:value-type="float" office:value="640767000" calcext:value-type="float">
            <text:p>640767000</text:p>
          </table:table-cell>
          <table:table-cell office:value-type="float" office:value="642818000" calcext:value-type="float">
            <text:p>642818000</text:p>
          </table:table-cell>
          <table:table-cell office:value-type="float" office:value="642924000" calcext:value-type="float">
            <text:p>642924000</text:p>
          </table:table-cell>
          <table:table-cell office:value-type="float" office:value="642976000" calcext:value-type="float">
            <text:p>642976000</text:p>
          </table:table-cell>
          <table:table-cell office:value-type="float" office:value="642865000" calcext:value-type="float">
            <text:p>642865000</text:p>
          </table:table-cell>
          <table:table-cell office:value-type="float" office:value="643004000" calcext:value-type="float">
            <text:p>643004000</text:p>
          </table:table-cell>
          <table:table-cell office:value-type="float" office:value="643010000" calcext:value-type="float">
            <text:p>643010000</text:p>
          </table:table-cell>
          <table:table-cell office:value-type="float" office:value="643009000" calcext:value-type="float">
            <text:p>643009000</text:p>
          </table:table-cell>
          <table:table-cell office:value-type="float" office:value="643027000" calcext:value-type="float">
            <text:p>643027000</text:p>
          </table:table-cell>
          <table:table-cell office:value-type="float" office:value="642729000" calcext:value-type="float">
            <text:p>642729000</text:p>
          </table:table-cell>
          <table:table-cell office:value-type="float" office:value="642898000" calcext:value-type="float">
            <text:p>642898000</text:p>
          </table:table-cell>
          <table:table-cell office:value-type="float" office:value="642992000" calcext:value-type="float">
            <text:p>642992000</text:p>
          </table:table-cell>
          <table:table-cell office:value-type="float" office:value="642986000" calcext:value-type="float">
            <text:p>642986000</text:p>
          </table:table-cell>
          <table:table-cell office:value-type="float" office:value="642941000" calcext:value-type="float">
            <text:p>642941000</text:p>
          </table:table-cell>
          <table:table-cell office:value-type="float" office:value="642833000" calcext:value-type="float">
            <text:p>642833000</text:p>
          </table:table-cell>
          <table:table-cell office:value-type="float" office:value="642745000" calcext:value-type="float">
            <text:p>642745000</text:p>
          </table:table-cell>
          <table:table-cell office:value-type="float" office:value="642915000" calcext:value-type="float">
            <text:p>642915000</text:p>
          </table:table-cell>
          <table:table-cell office:value-type="float" office:value="642676000" calcext:value-type="float">
            <text:p>642676000</text:p>
          </table:table-cell>
          <table:table-cell office:value-type="float" office:value="643093000" calcext:value-type="float">
            <text:p>643093000</text:p>
          </table:table-cell>
          <table:table-cell office:value-type="float" office:value="642981000" calcext:value-type="float">
            <text:p>642981000</text:p>
          </table:table-cell>
          <table:table-cell office:value-type="float" office:value="642968000" calcext:value-type="float">
            <text:p>642968000</text:p>
          </table:table-cell>
          <table:table-cell table:number-columns-repeated="2" office:value-type="float" office:value="643228000" calcext:value-type="float">
            <text:p>643228000</text:p>
          </table:table-cell>
          <table:table-cell office:value-type="float" office:value="643227000" calcext:value-type="float">
            <text:p>643227000</text:p>
          </table:table-cell>
          <table:table-cell table:number-columns-repeated="17" office:value-type="float" office:value="643228000" calcext:value-type="float">
            <text:p>643228000</text:p>
          </table:table-cell>
          <table:table-cell office:value-type="float" office:value="643302000" calcext:value-type="float">
            <text:p>643302000</text:p>
          </table:table-cell>
          <table:table-cell table:number-columns-repeated="2"/>
          <table:table-cell table:formula="of:=MAX([.A8:.CC8])" office:value-type="float" office:value="643302000" calcext:value-type="float">
            <text:p>643302000</text:p>
          </table:table-cell>
          <table:table-cell table:number-columns-repeated="17"/>
        </table:table-row>
        <table:table-row table:style-name="ro1">
          <table:table-cell office:value-type="float" office:value="638828000" calcext:value-type="float">
            <text:p>638828000</text:p>
          </table:table-cell>
          <table:table-cell office:value-type="float" office:value="639186000" calcext:value-type="float">
            <text:p>639186000</text:p>
          </table:table-cell>
          <table:table-cell office:value-type="float" office:value="639230000" calcext:value-type="float">
            <text:p>639230000</text:p>
          </table:table-cell>
          <table:table-cell office:value-type="float" office:value="639106000" calcext:value-type="float">
            <text:p>639106000</text:p>
          </table:table-cell>
          <table:table-cell office:value-type="float" office:value="639378000" calcext:value-type="float">
            <text:p>639378000</text:p>
          </table:table-cell>
          <table:table-cell office:value-type="float" office:value="638908000" calcext:value-type="float">
            <text:p>638908000</text:p>
          </table:table-cell>
          <table:table-cell office:value-type="float" office:value="639376000" calcext:value-type="float">
            <text:p>639376000</text:p>
          </table:table-cell>
          <table:table-cell office:value-type="float" office:value="639776000" calcext:value-type="float">
            <text:p>639776000</text:p>
          </table:table-cell>
          <table:table-cell office:value-type="float" office:value="639035000" calcext:value-type="float">
            <text:p>639035000</text:p>
          </table:table-cell>
          <table:table-cell office:value-type="float" office:value="639007000" calcext:value-type="float">
            <text:p>639007000</text:p>
          </table:table-cell>
          <table:table-cell office:value-type="float" office:value="639253000" calcext:value-type="float">
            <text:p>639253000</text:p>
          </table:table-cell>
          <table:table-cell office:value-type="float" office:value="639688000" calcext:value-type="float">
            <text:p>639688000</text:p>
          </table:table-cell>
          <table:table-cell office:value-type="float" office:value="638743000" calcext:value-type="float">
            <text:p>638743000</text:p>
          </table:table-cell>
          <table:table-cell office:value-type="float" office:value="639294000" calcext:value-type="float">
            <text:p>639294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031000" calcext:value-type="float">
            <text:p>639031000</text:p>
          </table:table-cell>
          <table:table-cell office:value-type="float" office:value="639134000" calcext:value-type="float">
            <text:p>639134000</text:p>
          </table:table-cell>
          <table:table-cell office:value-type="float" office:value="639248000" calcext:value-type="float">
            <text:p>639248000</text:p>
          </table:table-cell>
          <table:table-cell office:value-type="float" office:value="639228000" calcext:value-type="float">
            <text:p>639228000</text:p>
          </table:table-cell>
          <table:table-cell office:value-type="float" office:value="639186000" calcext:value-type="float">
            <text:p>639186000</text:p>
          </table:table-cell>
          <table:table-cell office:value-type="float" office:value="639906000" calcext:value-type="float">
            <text:p>639906000</text:p>
          </table:table-cell>
          <table:table-cell office:value-type="float" office:value="639904000" calcext:value-type="float">
            <text:p>639904000</text:p>
          </table:table-cell>
          <table:table-cell office:value-type="float" office:value="639907000" calcext:value-type="float">
            <text:p>639907000</text:p>
          </table:table-cell>
          <table:table-cell office:value-type="float" office:value="639905000" calcext:value-type="float">
            <text:p>639905000</text:p>
          </table:table-cell>
          <table:table-cell office:value-type="float" office:value="639900000" calcext:value-type="float">
            <text:p>639900000</text:p>
          </table:table-cell>
          <table:table-cell office:value-type="float" office:value="639906000" calcext:value-type="float">
            <text:p>639906000</text:p>
          </table:table-cell>
          <table:table-cell table:number-columns-repeated="3" office:value-type="float" office:value="639907000" calcext:value-type="float">
            <text:p>639907000</text:p>
          </table:table-cell>
          <table:table-cell table:number-columns-repeated="2" office:value-type="float" office:value="639900000" calcext:value-type="float">
            <text:p>639900000</text:p>
          </table:table-cell>
          <table:table-cell office:value-type="float" office:value="639907000" calcext:value-type="float">
            <text:p>639907000</text:p>
          </table:table-cell>
          <table:table-cell table:number-columns-repeated="5" office:value-type="float" office:value="639906000" calcext:value-type="float">
            <text:p>639906000</text:p>
          </table:table-cell>
          <table:table-cell table:number-columns-repeated="2" office:value-type="float" office:value="639907000" calcext:value-type="float">
            <text:p>639907000</text:p>
          </table:table-cell>
          <table:table-cell office:value-type="float" office:value="639904000" calcext:value-type="float">
            <text:p>639904000</text:p>
          </table:table-cell>
          <table:table-cell office:value-type="float" office:value="642427000" calcext:value-type="float">
            <text:p>642427000</text:p>
          </table:table-cell>
          <table:table-cell office:value-type="float" office:value="642393000" calcext:value-type="float">
            <text:p>642393000</text:p>
          </table:table-cell>
          <table:table-cell office:value-type="float" office:value="642419000" calcext:value-type="float">
            <text:p>642419000</text:p>
          </table:table-cell>
          <table:table-cell office:value-type="float" office:value="642437000" calcext:value-type="float">
            <text:p>642437000</text:p>
          </table:table-cell>
          <table:table-cell office:value-type="float" office:value="642396000" calcext:value-type="float">
            <text:p>642396000</text:p>
          </table:table-cell>
          <table:table-cell office:value-type="float" office:value="642537000" calcext:value-type="float">
            <text:p>642537000</text:p>
          </table:table-cell>
          <table:table-cell office:value-type="float" office:value="642314000" calcext:value-type="float">
            <text:p>642314000</text:p>
          </table:table-cell>
          <table:table-cell office:value-type="float" office:value="642471000" calcext:value-type="float">
            <text:p>642471000</text:p>
          </table:table-cell>
          <table:table-cell office:value-type="float" office:value="642635000" calcext:value-type="float">
            <text:p>642635000</text:p>
          </table:table-cell>
          <table:table-cell office:value-type="float" office:value="642447000" calcext:value-type="float">
            <text:p>642447000</text:p>
          </table:table-cell>
          <table:table-cell office:value-type="float" office:value="642470000" calcext:value-type="float">
            <text:p>642470000</text:p>
          </table:table-cell>
          <table:table-cell office:value-type="float" office:value="642157000" calcext:value-type="float">
            <text:p>642157000</text:p>
          </table:table-cell>
          <table:table-cell office:value-type="float" office:value="642224000" calcext:value-type="float">
            <text:p>642224000</text:p>
          </table:table-cell>
          <table:table-cell office:value-type="float" office:value="642183000" calcext:value-type="float">
            <text:p>642183000</text:p>
          </table:table-cell>
          <table:table-cell office:value-type="float" office:value="642432000" calcext:value-type="float">
            <text:p>642432000</text:p>
          </table:table-cell>
          <table:table-cell office:value-type="float" office:value="642276000" calcext:value-type="float">
            <text:p>642276000</text:p>
          </table:table-cell>
          <table:table-cell office:value-type="float" office:value="642488000" calcext:value-type="float">
            <text:p>642488000</text:p>
          </table:table-cell>
          <table:table-cell office:value-type="float" office:value="642253000" calcext:value-type="float">
            <text:p>642253000</text:p>
          </table:table-cell>
          <table:table-cell office:value-type="float" office:value="642469000" calcext:value-type="float">
            <text:p>642469000</text:p>
          </table:table-cell>
          <table:table-cell office:value-type="float" office:value="642420000" calcext:value-type="float">
            <text:p>642420000</text:p>
          </table:table-cell>
          <table:table-cell table:number-columns-repeated="20" office:value-type="float" office:value="642701000" calcext:value-type="float">
            <text:p>642701000</text:p>
          </table:table-cell>
          <table:table-cell office:value-type="float" office:value="642792000" calcext:value-type="float">
            <text:p>642792000</text:p>
          </table:table-cell>
          <table:table-cell table:number-columns-repeated="2"/>
          <table:table-cell table:formula="of:=MAX([.A9:.CC9])" office:value-type="float" office:value="642792000" calcext:value-type="float">
            <text:p>642792000</text:p>
          </table:table-cell>
          <table:table-cell table:number-columns-repeated="17"/>
        </table:table-row>
        <table:table-row table:style-name="ro1">
          <table:table-cell office:value-type="float" office:value="638569000" calcext:value-type="float">
            <text:p>638569000</text:p>
          </table:table-cell>
          <table:table-cell office:value-type="float" office:value="638318000" calcext:value-type="float">
            <text:p>638318000</text:p>
          </table:table-cell>
          <table:table-cell office:value-type="float" office:value="637935000" calcext:value-type="float">
            <text:p>637935000</text:p>
          </table:table-cell>
          <table:table-cell office:value-type="float" office:value="637849000" calcext:value-type="float">
            <text:p>637849000</text:p>
          </table:table-cell>
          <table:table-cell office:value-type="float" office:value="637986000" calcext:value-type="float">
            <text:p>637986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417000" calcext:value-type="float">
            <text:p>638417000</text:p>
          </table:table-cell>
          <table:table-cell office:value-type="float" office:value="638582000" calcext:value-type="float">
            <text:p>638582000</text:p>
          </table:table-cell>
          <table:table-cell office:value-type="float" office:value="637513000" calcext:value-type="float">
            <text:p>637513000</text:p>
          </table:table-cell>
          <table:table-cell office:value-type="float" office:value="638009000" calcext:value-type="float">
            <text:p>638009000</text:p>
          </table:table-cell>
          <table:table-cell office:value-type="float" office:value="638349000" calcext:value-type="float">
            <text:p>638349000</text:p>
          </table:table-cell>
          <table:table-cell office:value-type="float" office:value="638839000" calcext:value-type="float">
            <text:p>638839000</text:p>
          </table:table-cell>
          <table:table-cell office:value-type="float" office:value="638436000" calcext:value-type="float">
            <text:p>638436000</text:p>
          </table:table-cell>
          <table:table-cell office:value-type="float" office:value="638622000" calcext:value-type="float">
            <text:p>638622000</text:p>
          </table:table-cell>
          <table:table-cell office:value-type="float" office:value="637575000" calcext:value-type="float">
            <text:p>637575000</text:p>
          </table:table-cell>
          <table:table-cell office:value-type="float" office:value="638092000" calcext:value-type="float">
            <text:p>638092000</text:p>
          </table:table-cell>
          <table:table-cell office:value-type="float" office:value="637324000" calcext:value-type="float">
            <text:p>637324000</text:p>
          </table:table-cell>
          <table:table-cell office:value-type="float" office:value="637603000" calcext:value-type="float">
            <text:p>637603000</text:p>
          </table:table-cell>
          <table:table-cell office:value-type="float" office:value="638590000" calcext:value-type="float">
            <text:p>638590000</text:p>
          </table:table-cell>
          <table:table-cell office:value-type="float" office:value="638055000" calcext:value-type="float">
            <text:p>638055000</text:p>
          </table:table-cell>
          <table:table-cell office:value-type="float" office:value="639108000" calcext:value-type="float">
            <text:p>639108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14000" calcext:value-type="float">
            <text:p>639114000</text:p>
          </table:table-cell>
          <table:table-cell table:number-columns-repeated="3" office:value-type="float" office:value="639120000" calcext:value-type="float">
            <text:p>639120000</text:p>
          </table:table-cell>
          <table:table-cell office:value-type="float" office:value="639110000" calcext:value-type="float">
            <text:p>639110000</text:p>
          </table:table-cell>
          <table:table-cell table:number-columns-repeated="3"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5000" calcext:value-type="float">
            <text:p>639115000</text:p>
          </table:table-cell>
          <table:table-cell office:value-type="float" office:value="639109000" calcext:value-type="float">
            <text:p>63910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8000" calcext:value-type="float">
            <text:p>639118000</text:p>
          </table:table-cell>
          <table:table-cell office:value-type="float" office:value="639107000" calcext:value-type="float">
            <text:p>639107000</text:p>
          </table:table-cell>
          <table:table-cell office:value-type="float" office:value="640873000" calcext:value-type="float">
            <text:p>640873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0972000" calcext:value-type="float">
            <text:p>640972000</text:p>
          </table:table-cell>
          <table:table-cell office:value-type="float" office:value="641093000" calcext:value-type="float">
            <text:p>641093000</text:p>
          </table:table-cell>
          <table:table-cell office:value-type="float" office:value="641174000" calcext:value-type="float">
            <text:p>641174000</text:p>
          </table:table-cell>
          <table:table-cell office:value-type="float" office:value="641064000" calcext:value-type="float">
            <text:p>641064000</text:p>
          </table:table-cell>
          <table:table-cell office:value-type="float" office:value="641176000" calcext:value-type="float">
            <text:p>641176000</text:p>
          </table:table-cell>
          <table:table-cell office:value-type="float" office:value="641108000" calcext:value-type="float">
            <text:p>641108000</text:p>
          </table:table-cell>
          <table:table-cell office:value-type="float" office:value="640899000" calcext:value-type="float">
            <text:p>640899000</text:p>
          </table:table-cell>
          <table:table-cell office:value-type="float" office:value="641002000" calcext:value-type="float">
            <text:p>641002000</text:p>
          </table:table-cell>
          <table:table-cell office:value-type="float" office:value="641162000" calcext:value-type="float">
            <text:p>641162000</text:p>
          </table:table-cell>
          <table:table-cell office:value-type="float" office:value="640872000" calcext:value-type="float">
            <text:p>640872000</text:p>
          </table:table-cell>
          <table:table-cell office:value-type="float" office:value="640991000" calcext:value-type="float">
            <text:p>640991000</text:p>
          </table:table-cell>
          <table:table-cell office:value-type="float" office:value="641006000" calcext:value-type="float">
            <text:p>641006000</text:p>
          </table:table-cell>
          <table:table-cell office:value-type="float" office:value="641180000" calcext:value-type="float">
            <text:p>641180000</text:p>
          </table:table-cell>
          <table:table-cell office:value-type="float" office:value="640879000" calcext:value-type="float">
            <text:p>640879000</text:p>
          </table:table-cell>
          <table:table-cell office:value-type="float" office:value="641117000" calcext:value-type="float">
            <text:p>641117000</text:p>
          </table:table-cell>
          <table:table-cell office:value-type="float" office:value="641046000" calcext:value-type="float">
            <text:p>641046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1119000" calcext:value-type="float">
            <text:p>64111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886000" calcext:value-type="float">
            <text:p>645886000</text:p>
          </table:table-cell>
          <table:table-cell table:number-columns-repeated="2" office:value-type="float" office:value="645899000" calcext:value-type="float">
            <text:p>645899000</text:p>
          </table:table-cell>
          <table:table-cell office:value-type="float" office:value="645900000" calcext:value-type="float">
            <text:p>645900000</text:p>
          </table:table-cell>
          <table:table-cell office:value-type="float" office:value="645887000" calcext:value-type="float">
            <text:p>645887000</text:p>
          </table:table-cell>
          <table:table-cell table:number-columns-repeated="2" office:value-type="float" office:value="645914000" calcext:value-type="float">
            <text:p>645914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76000" calcext:value-type="float">
            <text:p>645976000</text:p>
          </table:table-cell>
          <table:table-cell table:number-columns-repeated="2"/>
          <table:table-cell table:formula="of:=MAX([.A10:.CC10])" office:value-type="float" office:value="645976000" calcext:value-type="float">
            <text:p>645976000</text:p>
          </table:table-cell>
          <table:table-cell/>
          <table:table-cell table:formula="of:= AVERAGE([.CF4:.CF13])" office:value-type="float" office:value="643456900" calcext:value-type="float">
            <text:p>6.435E+08</text:p>
          </table:table-cell>
          <table:table-cell office:value-type="string" calcext:value-type="string">
            <text:p><text:s/>= average</text:p>
          </table:table-cell>
          <table:table-cell table:number-columns-repeated="14"/>
        </table:table-row>
        <table:table-row table:style-name="ro1">
          <table:table-cell office:value-type="float" office:value="637965000" calcext:value-type="float">
            <text:p>637965000</text:p>
          </table:table-cell>
          <table:table-cell office:value-type="float" office:value="637923000" calcext:value-type="float">
            <text:p>637923000</text:p>
          </table:table-cell>
          <table:table-cell office:value-type="float" office:value="638258000" calcext:value-type="float">
            <text:p>638258000</text:p>
          </table:table-cell>
          <table:table-cell office:value-type="float" office:value="638352000" calcext:value-type="float">
            <text:p>638352000</text:p>
          </table:table-cell>
          <table:table-cell office:value-type="float" office:value="637982000" calcext:value-type="float">
            <text:p>637982000</text:p>
          </table:table-cell>
          <table:table-cell office:value-type="float" office:value="637835000" calcext:value-type="float">
            <text:p>637835000</text:p>
          </table:table-cell>
          <table:table-cell office:value-type="float" office:value="638282000" calcext:value-type="float">
            <text:p>638282000</text:p>
          </table:table-cell>
          <table:table-cell office:value-type="float" office:value="639074000" calcext:value-type="float">
            <text:p>639074000</text:p>
          </table:table-cell>
          <table:table-cell office:value-type="float" office:value="637976000" calcext:value-type="float">
            <text:p>637976000</text:p>
          </table:table-cell>
          <table:table-cell office:value-type="float" office:value="637702000" calcext:value-type="float">
            <text:p>637702000</text:p>
          </table:table-cell>
          <table:table-cell office:value-type="float" office:value="638231000" calcext:value-type="float">
            <text:p>638231000</text:p>
          </table:table-cell>
          <table:table-cell office:value-type="float" office:value="637770000" calcext:value-type="float">
            <text:p>637770000</text:p>
          </table:table-cell>
          <table:table-cell office:value-type="float" office:value="638049000" calcext:value-type="float">
            <text:p>638049000</text:p>
          </table:table-cell>
          <table:table-cell office:value-type="float" office:value="637461000" calcext:value-type="float">
            <text:p>637461000</text:p>
          </table:table-cell>
          <table:table-cell office:value-type="float" office:value="637365000" calcext:value-type="float">
            <text:p>637365000</text:p>
          </table:table-cell>
          <table:table-cell office:value-type="float" office:value="637608000" calcext:value-type="float">
            <text:p>637608000</text:p>
          </table:table-cell>
          <table:table-cell office:value-type="float" office:value="637932000" calcext:value-type="float">
            <text:p>637932000</text:p>
          </table:table-cell>
          <table:table-cell office:value-type="float" office:value="637418000" calcext:value-type="float">
            <text:p>637418000</text:p>
          </table:table-cell>
          <table:table-cell office:value-type="float" office:value="638473000" calcext:value-type="float">
            <text:p>638473000</text:p>
          </table:table-cell>
          <table:table-cell office:value-type="float" office:value="637883000" calcext:value-type="float">
            <text:p>637883000</text:p>
          </table:table-cell>
          <table:table-cell office:value-type="float" office:value="639305000" calcext:value-type="float">
            <text:p>639305000</text:p>
          </table:table-cell>
          <table:table-cell table:number-columns-repeated="2" office:value-type="float" office:value="639299000" calcext:value-type="float">
            <text:p>639299000</text:p>
          </table:table-cell>
          <table:table-cell office:value-type="float" office:value="639300000" calcext:value-type="float">
            <text:p>639300000</text:p>
          </table:table-cell>
          <table:table-cell office:value-type="float" office:value="639306000" calcext:value-type="float">
            <text:p>639306000</text:p>
          </table:table-cell>
          <table:table-cell office:value-type="float" office:value="639296000" calcext:value-type="float">
            <text:p>639296000</text:p>
          </table:table-cell>
          <table:table-cell table:number-columns-repeated="2" office:value-type="float" office:value="639286000" calcext:value-type="float">
            <text:p>639286000</text:p>
          </table:table-cell>
          <table:table-cell office:value-type="float" office:value="639297000" calcext:value-type="float">
            <text:p>639297000</text:p>
          </table:table-cell>
          <table:table-cell office:value-type="float" office:value="639300000" calcext:value-type="float">
            <text:p>639300000</text:p>
          </table:table-cell>
          <table:table-cell office:value-type="float" office:value="639298000" calcext:value-type="float">
            <text:p>639298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307000" calcext:value-type="float">
            <text:p>639307000</text:p>
          </table:table-cell>
          <table:table-cell office:value-type="float" office:value="639292000" calcext:value-type="float">
            <text:p>639292000</text:p>
          </table:table-cell>
          <table:table-cell office:value-type="float" office:value="639301000" calcext:value-type="float">
            <text:p>639301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303000" calcext:value-type="float">
            <text:p>639303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286000" calcext:value-type="float">
            <text:p>639286000</text:p>
          </table:table-cell>
          <table:table-cell office:value-type="float" office:value="639308000" calcext:value-type="float">
            <text:p>639308000</text:p>
          </table:table-cell>
          <table:table-cell office:value-type="float" office:value="641751000" calcext:value-type="float">
            <text:p>641751000</text:p>
          </table:table-cell>
          <table:table-cell office:value-type="float" office:value="641705000" calcext:value-type="float">
            <text:p>641705000</text:p>
          </table:table-cell>
          <table:table-cell office:value-type="float" office:value="641816000" calcext:value-type="float">
            <text:p>641816000</text:p>
          </table:table-cell>
          <table:table-cell office:value-type="float" office:value="641717000" calcext:value-type="float">
            <text:p>641717000</text:p>
          </table:table-cell>
          <table:table-cell office:value-type="float" office:value="641780000" calcext:value-type="float">
            <text:p>641780000</text:p>
          </table:table-cell>
          <table:table-cell office:value-type="float" office:value="641716000" calcext:value-type="float">
            <text:p>641716000</text:p>
          </table:table-cell>
          <table:table-cell office:value-type="float" office:value="641735000" calcext:value-type="float">
            <text:p>641735000</text:p>
          </table:table-cell>
          <table:table-cell office:value-type="float" office:value="641908000" calcext:value-type="float">
            <text:p>641908000</text:p>
          </table:table-cell>
          <table:table-cell office:value-type="float" office:value="641690000" calcext:value-type="float">
            <text:p>641690000</text:p>
          </table:table-cell>
          <table:table-cell office:value-type="float" office:value="641915000" calcext:value-type="float">
            <text:p>641915000</text:p>
          </table:table-cell>
          <table:table-cell office:value-type="float" office:value="641785000" calcext:value-type="float">
            <text:p>641785000</text:p>
          </table:table-cell>
          <table:table-cell office:value-type="float" office:value="641715000" calcext:value-type="float">
            <text:p>641715000</text:p>
          </table:table-cell>
          <table:table-cell office:value-type="float" office:value="641906000" calcext:value-type="float">
            <text:p>641906000</text:p>
          </table:table-cell>
          <table:table-cell office:value-type="float" office:value="641781000" calcext:value-type="float">
            <text:p>641781000</text:p>
          </table:table-cell>
          <table:table-cell office:value-type="float" office:value="641805000" calcext:value-type="float">
            <text:p>641805000</text:p>
          </table:table-cell>
          <table:table-cell office:value-type="float" office:value="641743000" calcext:value-type="float">
            <text:p>641743000</text:p>
          </table:table-cell>
          <table:table-cell office:value-type="float" office:value="641734000" calcext:value-type="float">
            <text:p>641734000</text:p>
          </table:table-cell>
          <table:table-cell office:value-type="float" office:value="641921000" calcext:value-type="float">
            <text:p>641921000</text:p>
          </table:table-cell>
          <table:table-cell office:value-type="float" office:value="641938000" calcext:value-type="float">
            <text:p>641938000</text:p>
          </table:table-cell>
          <table:table-cell office:value-type="float" office:value="641894000" calcext:value-type="float">
            <text:p>641894000</text:p>
          </table:table-cell>
          <table:table-cell table:number-columns-repeated="21" office:value-type="float" office:value="642227000" calcext:value-type="float">
            <text:p>642227000</text:p>
          </table:table-cell>
          <table:table-cell table:number-columns-repeated="2"/>
          <table:table-cell table:formula="of:=MAX([.A11:.CC11])" office:value-type="float" office:value="642227000" calcext:value-type="float">
            <text:p>642227000</text:p>
          </table:table-cell>
          <table:table-cell/>
          <table:table-cell table:formula="of:=STDEV([.CF4:.CF13])" office:value-type="float" office:value="1828239.31389982" calcext:value-type="float">
            <text:p>1.828E+06</text:p>
          </table:table-cell>
          <table:table-cell office:value-type="string" calcext:value-type="string">
            <text:p><text:s/>= std dev</text:p>
          </table:table-cell>
          <table:table-cell table:number-columns-repeated="14"/>
        </table:table-row>
        <table:table-row table:style-name="ro1">
          <table:table-cell office:value-type="float" office:value="637823000" calcext:value-type="float">
            <text:p>637823000</text:p>
          </table:table-cell>
          <table:table-cell office:value-type="float" office:value="637751000" calcext:value-type="float">
            <text:p>637751000</text:p>
          </table:table-cell>
          <table:table-cell office:value-type="float" office:value="638026000" calcext:value-type="float">
            <text:p>638026000</text:p>
          </table:table-cell>
          <table:table-cell office:value-type="float" office:value="637451000" calcext:value-type="float">
            <text:p>637451000</text:p>
          </table:table-cell>
          <table:table-cell office:value-type="float" office:value="637774000" calcext:value-type="float">
            <text:p>637774000</text:p>
          </table:table-cell>
          <table:table-cell office:value-type="float" office:value="637331000" calcext:value-type="float">
            <text:p>637331000</text:p>
          </table:table-cell>
          <table:table-cell office:value-type="float" office:value="637638000" calcext:value-type="float">
            <text:p>637638000</text:p>
          </table:table-cell>
          <table:table-cell office:value-type="float" office:value="637266000" calcext:value-type="float">
            <text:p>637266000</text:p>
          </table:table-cell>
          <table:table-cell office:value-type="float" office:value="637819000" calcext:value-type="float">
            <text:p>637819000</text:p>
          </table:table-cell>
          <table:table-cell office:value-type="float" office:value="637475000" calcext:value-type="float">
            <text:p>637475000</text:p>
          </table:table-cell>
          <table:table-cell office:value-type="float" office:value="637099000" calcext:value-type="float">
            <text:p>637099000</text:p>
          </table:table-cell>
          <table:table-cell office:value-type="float" office:value="638500000" calcext:value-type="float">
            <text:p>638500000</text:p>
          </table:table-cell>
          <table:table-cell office:value-type="float" office:value="637883000" calcext:value-type="float">
            <text:p>637883000</text:p>
          </table:table-cell>
          <table:table-cell office:value-type="float" office:value="638013000" calcext:value-type="float">
            <text:p>638013000</text:p>
          </table:table-cell>
          <table:table-cell office:value-type="float" office:value="637653000" calcext:value-type="float">
            <text:p>637653000</text:p>
          </table:table-cell>
          <table:table-cell office:value-type="float" office:value="637557000" calcext:value-type="float">
            <text:p>637557000</text:p>
          </table:table-cell>
          <table:table-cell office:value-type="float" office:value="637478000" calcext:value-type="float">
            <text:p>637478000</text:p>
          </table:table-cell>
          <table:table-cell office:value-type="float" office:value="637441000" calcext:value-type="float">
            <text:p>637441000</text:p>
          </table:table-cell>
          <table:table-cell office:value-type="float" office:value="637708000" calcext:value-type="float">
            <text:p>637708000</text:p>
          </table:table-cell>
          <table:table-cell office:value-type="float" office:value="638406000" calcext:value-type="float">
            <text:p>638406000</text:p>
          </table:table-cell>
          <table:table-cell office:value-type="float" office:value="638682000" calcext:value-type="float">
            <text:p>638682000</text:p>
          </table:table-cell>
          <table:table-cell office:value-type="float" office:value="638844000" calcext:value-type="float">
            <text:p>638844000</text:p>
          </table:table-cell>
          <table:table-cell office:value-type="float" office:value="638687000" calcext:value-type="float">
            <text:p>638687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737000" calcext:value-type="float">
            <text:p>638737000</text:p>
          </table:table-cell>
          <table:table-cell office:value-type="float" office:value="638681000" calcext:value-type="float">
            <text:p>638681000</text:p>
          </table:table-cell>
          <table:table-cell office:value-type="float" office:value="638769000" calcext:value-type="float">
            <text:p>638769000</text:p>
          </table:table-cell>
          <table:table-cell office:value-type="float" office:value="638684000" calcext:value-type="float">
            <text:p>638684000</text:p>
          </table:table-cell>
          <table:table-cell table:number-columns-repeated="2" office:value-type="float" office:value="638691000" calcext:value-type="float">
            <text:p>638691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79000" calcext:value-type="float">
            <text:p>638679000</text:p>
          </table:table-cell>
          <table:table-cell office:value-type="float" office:value="638714000" calcext:value-type="float">
            <text:p>638714000</text:p>
          </table:table-cell>
          <table:table-cell office:value-type="float" office:value="638674000" calcext:value-type="float">
            <text:p>638674000</text:p>
          </table:table-cell>
          <table:table-cell office:value-type="float" office:value="638765000" calcext:value-type="float">
            <text:p>638765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84000" calcext:value-type="float">
            <text:p>638684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787000" calcext:value-type="float">
            <text:p>638787000</text:p>
          </table:table-cell>
          <table:table-cell office:value-type="float" office:value="638689000" calcext:value-type="float">
            <text:p>638689000</text:p>
          </table:table-cell>
          <table:table-cell office:value-type="float" office:value="641924000" calcext:value-type="float">
            <text:p>641924000</text:p>
          </table:table-cell>
          <table:table-cell office:value-type="float" office:value="642055000" calcext:value-type="float">
            <text:p>642055000</text:p>
          </table:table-cell>
          <table:table-cell office:value-type="float" office:value="642144000" calcext:value-type="float">
            <text:p>642144000</text:p>
          </table:table-cell>
          <table:table-cell office:value-type="float" office:value="642031000" calcext:value-type="float">
            <text:p>642031000</text:p>
          </table:table-cell>
          <table:table-cell office:value-type="float" office:value="642175000" calcext:value-type="float">
            <text:p>642175000</text:p>
          </table:table-cell>
          <table:table-cell office:value-type="float" office:value="642118000" calcext:value-type="float">
            <text:p>642118000</text:p>
          </table:table-cell>
          <table:table-cell office:value-type="float" office:value="641911000" calcext:value-type="float">
            <text:p>641911000</text:p>
          </table:table-cell>
          <table:table-cell office:value-type="float" office:value="642385000" calcext:value-type="float">
            <text:p>64238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2071000" calcext:value-type="float">
            <text:p>642071000</text:p>
          </table:table-cell>
          <table:table-cell office:value-type="float" office:value="641979000" calcext:value-type="float">
            <text:p>641979000</text:p>
          </table:table-cell>
          <table:table-cell office:value-type="float" office:value="642195000" calcext:value-type="float">
            <text:p>642195000</text:p>
          </table:table-cell>
          <table:table-cell office:value-type="float" office:value="641947000" calcext:value-type="float">
            <text:p>641947000</text:p>
          </table:table-cell>
          <table:table-cell office:value-type="float" office:value="642114000" calcext:value-type="float">
            <text:p>642114000</text:p>
          </table:table-cell>
          <table:table-cell office:value-type="float" office:value="642022000" calcext:value-type="float">
            <text:p>642022000</text:p>
          </table:table-cell>
          <table:table-cell office:value-type="float" office:value="641829000" calcext:value-type="float">
            <text:p>641829000</text:p>
          </table:table-cell>
          <table:table-cell office:value-type="float" office:value="642218000" calcext:value-type="float">
            <text:p>642218000</text:p>
          </table:table-cell>
          <table:table-cell office:value-type="float" office:value="642106000" calcext:value-type="float">
            <text:p>642106000</text:p>
          </table:table-cell>
          <table:table-cell office:value-type="float" office:value="642242000" calcext:value-type="float">
            <text:p>642242000</text:p>
          </table:table-cell>
          <table:table-cell office:value-type="float" office:value="642129000" calcext:value-type="float">
            <text:p>642129000</text:p>
          </table:table-cell>
          <table:table-cell table:number-columns-repeated="20" office:value-type="float" office:value="642528000" calcext:value-type="float">
            <text:p>642528000</text:p>
          </table:table-cell>
          <table:table-cell office:value-type="float" office:value="642613000" calcext:value-type="float">
            <text:p>642613000</text:p>
          </table:table-cell>
          <table:table-cell table:number-columns-repeated="2"/>
          <table:table-cell table:formula="of:=MAX([.A12:.CC12])" office:value-type="float" office:value="642613000" calcext:value-type="float">
            <text:p>642613000</text:p>
          </table:table-cell>
          <table:table-cell table:number-columns-repeated="17"/>
        </table:table-row>
        <table:table-row table:style-name="ro1">
          <table:table-cell office:value-type="float" office:value="636983000" calcext:value-type="float">
            <text:p>636983000</text:p>
          </table:table-cell>
          <table:table-cell office:value-type="float" office:value="635877000" calcext:value-type="float">
            <text:p>635877000</text:p>
          </table:table-cell>
          <table:table-cell office:value-type="float" office:value="636758000" calcext:value-type="float">
            <text:p>636758000</text:p>
          </table:table-cell>
          <table:table-cell office:value-type="float" office:value="636619000" calcext:value-type="float">
            <text:p>636619000</text:p>
          </table:table-cell>
          <table:table-cell office:value-type="float" office:value="636362000" calcext:value-type="float">
            <text:p>636362000</text:p>
          </table:table-cell>
          <table:table-cell office:value-type="float" office:value="636503000" calcext:value-type="float">
            <text:p>636503000</text:p>
          </table:table-cell>
          <table:table-cell office:value-type="float" office:value="636376000" calcext:value-type="float">
            <text:p>636376000</text:p>
          </table:table-cell>
          <table:table-cell office:value-type="float" office:value="636642000" calcext:value-type="float">
            <text:p>636642000</text:p>
          </table:table-cell>
          <table:table-cell office:value-type="float" office:value="636933000" calcext:value-type="float">
            <text:p>636933000</text:p>
          </table:table-cell>
          <table:table-cell office:value-type="float" office:value="636723000" calcext:value-type="float">
            <text:p>636723000</text:p>
          </table:table-cell>
          <table:table-cell office:value-type="float" office:value="636801000" calcext:value-type="float">
            <text:p>636801000</text:p>
          </table:table-cell>
          <table:table-cell office:value-type="float" office:value="636836000" calcext:value-type="float">
            <text:p>636836000</text:p>
          </table:table-cell>
          <table:table-cell office:value-type="float" office:value="636697000" calcext:value-type="float">
            <text:p>636697000</text:p>
          </table:table-cell>
          <table:table-cell office:value-type="float" office:value="636799000" calcext:value-type="float">
            <text:p>636799000</text:p>
          </table:table-cell>
          <table:table-cell office:value-type="float" office:value="636850000" calcext:value-type="float">
            <text:p>636850000</text:p>
          </table:table-cell>
          <table:table-cell office:value-type="float" office:value="636836000" calcext:value-type="float">
            <text:p>636836000</text:p>
          </table:table-cell>
          <table:table-cell office:value-type="float" office:value="637133000" calcext:value-type="float">
            <text:p>637133000</text:p>
          </table:table-cell>
          <table:table-cell office:value-type="float" office:value="636828000" calcext:value-type="float">
            <text:p>636828000</text:p>
          </table:table-cell>
          <table:table-cell office:value-type="float" office:value="636832000" calcext:value-type="float">
            <text:p>636832000</text:p>
          </table:table-cell>
          <table:table-cell office:value-type="float" office:value="636436000" calcext:value-type="float">
            <text:p>636436000</text:p>
          </table:table-cell>
          <table:table-cell table:number-columns-repeated="3" office:value-type="float" office:value="637521000" calcext:value-type="float">
            <text:p>637521000</text:p>
          </table:table-cell>
          <table:table-cell office:value-type="float" office:value="637510000" calcext:value-type="float">
            <text:p>637510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531000" calcext:value-type="float">
            <text:p>637531000</text:p>
          </table:table-cell>
          <table:table-cell office:value-type="float" office:value="637509000" calcext:value-type="float">
            <text:p>637509000</text:p>
          </table:table-cell>
          <table:table-cell office:value-type="float" office:value="637500000" calcext:value-type="float">
            <text:p>637500000</text:p>
          </table:table-cell>
          <table:table-cell office:value-type="float" office:value="637517000" calcext:value-type="float">
            <text:p>637517000</text:p>
          </table:table-cell>
          <table:table-cell table:number-columns-repeated="4" office:value-type="float" office:value="637521000" calcext:value-type="float">
            <text:p>637521000</text:p>
          </table:table-cell>
          <table:table-cell office:value-type="float" office:value="637520000" calcext:value-type="float">
            <text:p>637520000</text:p>
          </table:table-cell>
          <table:table-cell office:value-type="float" office:value="637515000" calcext:value-type="float">
            <text:p>637515000</text:p>
          </table:table-cell>
          <table:table-cell office:value-type="float" office:value="637530000" calcext:value-type="float">
            <text:p>637530000</text:p>
          </table:table-cell>
          <table:table-cell office:value-type="float" office:value="637499000" calcext:value-type="float">
            <text:p>637499000</text:p>
          </table:table-cell>
          <table:table-cell office:value-type="float" office:value="637530000" calcext:value-type="float">
            <text:p>637530000</text:p>
          </table:table-cell>
          <table:table-cell table:number-columns-repeated="2" office:value-type="float" office:value="637521000" calcext:value-type="float">
            <text:p>637521000</text:p>
          </table:table-cell>
          <table:table-cell office:value-type="float" office:value="640279000" calcext:value-type="float">
            <text:p>640279000</text:p>
          </table:table-cell>
          <table:table-cell office:value-type="float" office:value="640355000" calcext:value-type="float">
            <text:p>640355000</text:p>
          </table:table-cell>
          <table:table-cell office:value-type="float" office:value="640303000" calcext:value-type="float">
            <text:p>640303000</text:p>
          </table:table-cell>
          <table:table-cell office:value-type="float" office:value="640354000" calcext:value-type="float">
            <text:p>640354000</text:p>
          </table:table-cell>
          <table:table-cell table:number-columns-repeated="2" office:value-type="float" office:value="640214000" calcext:value-type="float">
            <text:p>640214000</text:p>
          </table:table-cell>
          <table:table-cell office:value-type="float" office:value="640388000" calcext:value-type="float">
            <text:p>640388000</text:p>
          </table:table-cell>
          <table:table-cell office:value-type="float" office:value="640130000" calcext:value-type="float">
            <text:p>640130000</text:p>
          </table:table-cell>
          <table:table-cell office:value-type="float" office:value="640348000" calcext:value-type="float">
            <text:p>640348000</text:p>
          </table:table-cell>
          <table:table-cell office:value-type="float" office:value="640246000" calcext:value-type="float">
            <text:p>640246000</text:p>
          </table:table-cell>
          <table:table-cell office:value-type="float" office:value="640347000" calcext:value-type="float">
            <text:p>640347000</text:p>
          </table:table-cell>
          <table:table-cell office:value-type="float" office:value="640513000" calcext:value-type="float">
            <text:p>640513000</text:p>
          </table:table-cell>
          <table:table-cell office:value-type="float" office:value="640353000" calcext:value-type="float">
            <text:p>640353000</text:p>
          </table:table-cell>
          <table:table-cell office:value-type="float" office:value="640328000" calcext:value-type="float">
            <text:p>640328000</text:p>
          </table:table-cell>
          <table:table-cell office:value-type="float" office:value="640541000" calcext:value-type="float">
            <text:p>640541000</text:p>
          </table:table-cell>
          <table:table-cell office:value-type="float" office:value="640159000" calcext:value-type="float">
            <text:p>640159000</text:p>
          </table:table-cell>
          <table:table-cell office:value-type="float" office:value="640408000" calcext:value-type="float">
            <text:p>640408000</text:p>
          </table:table-cell>
          <table:table-cell office:value-type="float" office:value="640441000" calcext:value-type="float">
            <text:p>640441000</text:p>
          </table:table-cell>
          <table:table-cell office:value-type="float" office:value="640242000" calcext:value-type="float">
            <text:p>640242000</text:p>
          </table:table-cell>
          <table:table-cell office:value-type="float" office:value="640205000" calcext:value-type="float">
            <text:p>640205000</text:p>
          </table:table-cell>
          <table:table-cell office:value-type="float" office:value="641848000" calcext:value-type="float">
            <text:p>641848000</text:p>
          </table:table-cell>
          <table:table-cell office:value-type="float" office:value="641847000" calcext:value-type="float">
            <text:p>641847000</text:p>
          </table:table-cell>
          <table:table-cell office:value-type="float" office:value="641844000" calcext:value-type="float">
            <text:p>641844000</text:p>
          </table:table-cell>
          <table:table-cell office:value-type="float" office:value="641851000" calcext:value-type="float">
            <text:p>641851000</text:p>
          </table:table-cell>
          <table:table-cell office:value-type="float" office:value="641859000" calcext:value-type="float">
            <text:p>641859000</text:p>
          </table:table-cell>
          <table:table-cell office:value-type="float" office:value="641854000" calcext:value-type="float">
            <text:p>641854000</text:p>
          </table:table-cell>
          <table:table-cell table:number-columns-repeated="2" office:value-type="float" office:value="641844000" calcext:value-type="float">
            <text:p>641844000</text:p>
          </table:table-cell>
          <table:table-cell office:value-type="float" office:value="641851000" calcext:value-type="float">
            <text:p>641851000</text:p>
          </table:table-cell>
          <table:table-cell table:number-columns-repeated="2" office:value-type="float" office:value="641861000" calcext:value-type="float">
            <text:p>641861000</text:p>
          </table:table-cell>
          <table:table-cell table:number-columns-repeated="3" office:value-type="float" office:value="641844000" calcext:value-type="float">
            <text:p>641844000</text:p>
          </table:table-cell>
          <table:table-cell office:value-type="float" office:value="641859000" calcext:value-type="float">
            <text:p>641859000</text:p>
          </table:table-cell>
          <table:table-cell office:value-type="float" office:value="641860000" calcext:value-type="float">
            <text:p>641860000</text:p>
          </table:table-cell>
          <table:table-cell office:value-type="float" office:value="641861000" calcext:value-type="float">
            <text:p>641861000</text:p>
          </table:table-cell>
          <table:table-cell office:value-type="float" office:value="641879000" calcext:value-type="float">
            <text:p>641879000</text:p>
          </table:table-cell>
          <table:table-cell office:value-type="float" office:value="641857000" calcext:value-type="float">
            <text:p>641857000</text:p>
          </table:table-cell>
          <table:table-cell office:value-type="float" office:value="641869000" calcext:value-type="float">
            <text:p>641869000</text:p>
          </table:table-cell>
          <table:table-cell office:value-type="float" office:value="641956000" calcext:value-type="float">
            <text:p>641956000</text:p>
          </table:table-cell>
          <table:table-cell table:number-columns-repeated="2"/>
          <table:table-cell table:formula="of:=MAX([.A13:.CC13])" office:value-type="float" office:value="641956000" calcext:value-type="float">
            <text:p>641956000</text:p>
          </table:table-cell>
          <table:table-cell table:number-columns-repeated="17"/>
        </table:table-row>
        <table:table-row table:style-name="ro1" table:number-rows-repeated="3">
          <table:table-cell table:number-columns-repeated="101"/>
        </table:table-row>
        <table:table-row table:style-name="ro1">
          <table:table-cell office:value-type="float" office:value="637823000" calcext:value-type="float">
            <text:p>637823000</text:p>
          </table:table-cell>
          <table:table-cell office:value-type="float" office:value="637751000" calcext:value-type="float">
            <text:p>637751000</text:p>
          </table:table-cell>
          <table:table-cell office:value-type="float" office:value="638026000" calcext:value-type="float">
            <text:p>638026000</text:p>
          </table:table-cell>
          <table:table-cell office:value-type="float" office:value="637451000" calcext:value-type="float">
            <text:p>637451000</text:p>
          </table:table-cell>
          <table:table-cell office:value-type="float" office:value="637774000" calcext:value-type="float">
            <text:p>637774000</text:p>
          </table:table-cell>
          <table:table-cell office:value-type="float" office:value="637331000" calcext:value-type="float">
            <text:p>637331000</text:p>
          </table:table-cell>
          <table:table-cell office:value-type="float" office:value="637638000" calcext:value-type="float">
            <text:p>637638000</text:p>
          </table:table-cell>
          <table:table-cell office:value-type="float" office:value="637266000" calcext:value-type="float">
            <text:p>637266000</text:p>
          </table:table-cell>
          <table:table-cell office:value-type="float" office:value="637819000" calcext:value-type="float">
            <text:p>637819000</text:p>
          </table:table-cell>
          <table:table-cell office:value-type="float" office:value="637475000" calcext:value-type="float">
            <text:p>637475000</text:p>
          </table:table-cell>
          <table:table-cell office:value-type="float" office:value="637099000" calcext:value-type="float">
            <text:p>637099000</text:p>
          </table:table-cell>
          <table:table-cell office:value-type="float" office:value="638500000" calcext:value-type="float">
            <text:p>638500000</text:p>
          </table:table-cell>
          <table:table-cell office:value-type="float" office:value="637883000" calcext:value-type="float">
            <text:p>637883000</text:p>
          </table:table-cell>
          <table:table-cell office:value-type="float" office:value="638013000" calcext:value-type="float">
            <text:p>638013000</text:p>
          </table:table-cell>
          <table:table-cell office:value-type="float" office:value="637653000" calcext:value-type="float">
            <text:p>637653000</text:p>
          </table:table-cell>
          <table:table-cell office:value-type="float" office:value="637557000" calcext:value-type="float">
            <text:p>637557000</text:p>
          </table:table-cell>
          <table:table-cell office:value-type="float" office:value="637478000" calcext:value-type="float">
            <text:p>637478000</text:p>
          </table:table-cell>
          <table:table-cell office:value-type="float" office:value="637441000" calcext:value-type="float">
            <text:p>637441000</text:p>
          </table:table-cell>
          <table:table-cell office:value-type="float" office:value="637708000" calcext:value-type="float">
            <text:p>637708000</text:p>
          </table:table-cell>
          <table:table-cell office:value-type="float" office:value="638406000" calcext:value-type="float">
            <text:p>638406000</text:p>
          </table:table-cell>
          <table:table-cell office:value-type="float" office:value="638682000" calcext:value-type="float">
            <text:p>638682000</text:p>
          </table:table-cell>
          <table:table-cell office:value-type="float" office:value="638844000" calcext:value-type="float">
            <text:p>638844000</text:p>
          </table:table-cell>
          <table:table-cell office:value-type="float" office:value="638687000" calcext:value-type="float">
            <text:p>638687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737000" calcext:value-type="float">
            <text:p>638737000</text:p>
          </table:table-cell>
          <table:table-cell office:value-type="float" office:value="638681000" calcext:value-type="float">
            <text:p>638681000</text:p>
          </table:table-cell>
          <table:table-cell office:value-type="float" office:value="638769000" calcext:value-type="float">
            <text:p>638769000</text:p>
          </table:table-cell>
          <table:table-cell office:value-type="float" office:value="638684000" calcext:value-type="float">
            <text:p>638684000</text:p>
          </table:table-cell>
          <table:table-cell table:number-columns-repeated="2" office:value-type="float" office:value="638691000" calcext:value-type="float">
            <text:p>638691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79000" calcext:value-type="float">
            <text:p>638679000</text:p>
          </table:table-cell>
          <table:table-cell office:value-type="float" office:value="638714000" calcext:value-type="float">
            <text:p>638714000</text:p>
          </table:table-cell>
          <table:table-cell office:value-type="float" office:value="638674000" calcext:value-type="float">
            <text:p>638674000</text:p>
          </table:table-cell>
          <table:table-cell office:value-type="float" office:value="638765000" calcext:value-type="float">
            <text:p>638765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84000" calcext:value-type="float">
            <text:p>638684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787000" calcext:value-type="float">
            <text:p>638787000</text:p>
          </table:table-cell>
          <table:table-cell office:value-type="float" office:value="638689000" calcext:value-type="float">
            <text:p>638689000</text:p>
          </table:table-cell>
          <table:table-cell office:value-type="float" office:value="641924000" calcext:value-type="float">
            <text:p>641924000</text:p>
          </table:table-cell>
          <table:table-cell office:value-type="float" office:value="642055000" calcext:value-type="float">
            <text:p>642055000</text:p>
          </table:table-cell>
          <table:table-cell office:value-type="float" office:value="642144000" calcext:value-type="float">
            <text:p>642144000</text:p>
          </table:table-cell>
          <table:table-cell office:value-type="float" office:value="642031000" calcext:value-type="float">
            <text:p>642031000</text:p>
          </table:table-cell>
          <table:table-cell office:value-type="float" office:value="642175000" calcext:value-type="float">
            <text:p>642175000</text:p>
          </table:table-cell>
          <table:table-cell office:value-type="float" office:value="642118000" calcext:value-type="float">
            <text:p>642118000</text:p>
          </table:table-cell>
          <table:table-cell office:value-type="float" office:value="641911000" calcext:value-type="float">
            <text:p>641911000</text:p>
          </table:table-cell>
          <table:table-cell office:value-type="float" office:value="642385000" calcext:value-type="float">
            <text:p>64238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2071000" calcext:value-type="float">
            <text:p>642071000</text:p>
          </table:table-cell>
          <table:table-cell office:value-type="float" office:value="641979000" calcext:value-type="float">
            <text:p>641979000</text:p>
          </table:table-cell>
          <table:table-cell office:value-type="float" office:value="642195000" calcext:value-type="float">
            <text:p>642195000</text:p>
          </table:table-cell>
          <table:table-cell office:value-type="float" office:value="641947000" calcext:value-type="float">
            <text:p>641947000</text:p>
          </table:table-cell>
          <table:table-cell office:value-type="float" office:value="642114000" calcext:value-type="float">
            <text:p>642114000</text:p>
          </table:table-cell>
          <table:table-cell office:value-type="float" office:value="642022000" calcext:value-type="float">
            <text:p>642022000</text:p>
          </table:table-cell>
          <table:table-cell office:value-type="float" office:value="641829000" calcext:value-type="float">
            <text:p>641829000</text:p>
          </table:table-cell>
          <table:table-cell office:value-type="float" office:value="642218000" calcext:value-type="float">
            <text:p>642218000</text:p>
          </table:table-cell>
          <table:table-cell office:value-type="float" office:value="642106000" calcext:value-type="float">
            <text:p>642106000</text:p>
          </table:table-cell>
          <table:table-cell office:value-type="float" office:value="642242000" calcext:value-type="float">
            <text:p>642242000</text:p>
          </table:table-cell>
          <table:table-cell office:value-type="float" office:value="642129000" calcext:value-type="float">
            <text:p>642129000</text:p>
          </table:table-cell>
          <table:table-cell table:number-columns-repeated="20" office:value-type="float" office:value="642528000" calcext:value-type="float">
            <text:p>642528000</text:p>
          </table:table-cell>
          <table:table-cell office:value-type="float" office:value="642613000" calcext:value-type="float">
            <text:p>642613000</text:p>
          </table:table-cell>
          <table:table-cell office:value-type="float" office:value="647320000" calcext:value-type="float">
            <text:p>647320000</text:p>
          </table:table-cell>
          <table:table-cell table:number-columns-repeated="19"/>
        </table:table-row>
        <table:table-row table:style-name="ro1">
          <table:table-cell office:value-type="float" office:value="637629000" calcext:value-type="float">
            <text:p>637629000</text:p>
          </table:table-cell>
          <table:table-cell office:value-type="float" office:value="637254000" calcext:value-type="float">
            <text:p>637254000</text:p>
          </table:table-cell>
          <table:table-cell office:value-type="float" office:value="636935000" calcext:value-type="float">
            <text:p>636935000</text:p>
          </table:table-cell>
          <table:table-cell office:value-type="float" office:value="638298000" calcext:value-type="float">
            <text:p>638298000</text:p>
          </table:table-cell>
          <table:table-cell office:value-type="float" office:value="637954000" calcext:value-type="float">
            <text:p>637954000</text:p>
          </table:table-cell>
          <table:table-cell office:value-type="float" office:value="636950000" calcext:value-type="float">
            <text:p>636950000</text:p>
          </table:table-cell>
          <table:table-cell office:value-type="float" office:value="637525000" calcext:value-type="float">
            <text:p>637525000</text:p>
          </table:table-cell>
          <table:table-cell office:value-type="float" office:value="637111000" calcext:value-type="float">
            <text:p>637111000</text:p>
          </table:table-cell>
          <table:table-cell office:value-type="float" office:value="637989000" calcext:value-type="float">
            <text:p>637989000</text:p>
          </table:table-cell>
          <table:table-cell office:value-type="float" office:value="637684000" calcext:value-type="float">
            <text:p>637684000</text:p>
          </table:table-cell>
          <table:table-cell office:value-type="float" office:value="637592000" calcext:value-type="float">
            <text:p>637592000</text:p>
          </table:table-cell>
          <table:table-cell office:value-type="float" office:value="637590000" calcext:value-type="float">
            <text:p>637590000</text:p>
          </table:table-cell>
          <table:table-cell office:value-type="float" office:value="638041000" calcext:value-type="float">
            <text:p>6380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778000" calcext:value-type="float">
            <text:p>637778000</text:p>
          </table:table-cell>
          <table:table-cell office:value-type="float" office:value="638182000" calcext:value-type="float">
            <text:p>638182000</text:p>
          </table:table-cell>
          <table:table-cell office:value-type="float" office:value="637721000" calcext:value-type="float">
            <text:p>637721000</text:p>
          </table:table-cell>
          <table:table-cell office:value-type="float" office:value="638141000" calcext:value-type="float">
            <text:p>6381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799000" calcext:value-type="float">
            <text:p>638799000</text:p>
          </table:table-cell>
          <table:table-cell office:value-type="float" office:value="638797000" calcext:value-type="float">
            <text:p>638797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824000" calcext:value-type="float">
            <text:p>638824000</text:p>
          </table:table-cell>
          <table:table-cell office:value-type="float" office:value="638810000" calcext:value-type="float">
            <text:p>638810000</text:p>
          </table:table-cell>
          <table:table-cell office:value-type="float" office:value="638812000" calcext:value-type="float">
            <text:p>638812000</text:p>
          </table:table-cell>
          <table:table-cell office:value-type="float" office:value="638816000" calcext:value-type="float">
            <text:p>638816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03000" calcext:value-type="float">
            <text:p>638803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20000" calcext:value-type="float">
            <text:p>638820000</text:p>
          </table:table-cell>
          <table:table-cell office:value-type="float" office:value="638817000" calcext:value-type="float">
            <text:p>638817000</text:p>
          </table:table-cell>
          <table:table-cell office:value-type="float" office:value="638815000" calcext:value-type="float">
            <text:p>63881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1913000" calcext:value-type="float">
            <text:p>641913000</text:p>
          </table:table-cell>
          <table:table-cell office:value-type="float" office:value="641943000" calcext:value-type="float">
            <text:p>641943000</text:p>
          </table:table-cell>
          <table:table-cell office:value-type="float" office:value="642161000" calcext:value-type="float">
            <text:p>642161000</text:p>
          </table:table-cell>
          <table:table-cell office:value-type="float" office:value="641850000" calcext:value-type="float">
            <text:p>641850000</text:p>
          </table:table-cell>
          <table:table-cell office:value-type="float" office:value="641899000" calcext:value-type="float">
            <text:p>641899000</text:p>
          </table:table-cell>
          <table:table-cell office:value-type="float" office:value="642042000" calcext:value-type="float">
            <text:p>642042000</text:p>
          </table:table-cell>
          <table:table-cell office:value-type="float" office:value="642158000" calcext:value-type="float">
            <text:p>642158000</text:p>
          </table:table-cell>
          <table:table-cell office:value-type="float" office:value="642189000" calcext:value-type="float">
            <text:p>642189000</text:p>
          </table:table-cell>
          <table:table-cell office:value-type="float" office:value="641994000" calcext:value-type="float">
            <text:p>641994000</text:p>
          </table:table-cell>
          <table:table-cell office:value-type="float" office:value="641824000" calcext:value-type="float">
            <text:p>641824000</text:p>
          </table:table-cell>
          <table:table-cell office:value-type="float" office:value="641836000" calcext:value-type="float">
            <text:p>641836000</text:p>
          </table:table-cell>
          <table:table-cell office:value-type="float" office:value="642326000" calcext:value-type="float">
            <text:p>642326000</text:p>
          </table:table-cell>
          <table:table-cell office:value-type="float" office:value="642054000" calcext:value-type="float">
            <text:p>642054000</text:p>
          </table:table-cell>
          <table:table-cell office:value-type="float" office:value="642043000" calcext:value-type="float">
            <text:p>642043000</text:p>
          </table:table-cell>
          <table:table-cell office:value-type="float" office:value="642040000" calcext:value-type="float">
            <text:p>642040000</text:p>
          </table:table-cell>
          <table:table-cell office:value-type="float" office:value="642278000" calcext:value-type="float">
            <text:p>642278000</text:p>
          </table:table-cell>
          <table:table-cell office:value-type="float" office:value="642007000" calcext:value-type="float">
            <text:p>642007000</text:p>
          </table:table-cell>
          <table:table-cell office:value-type="float" office:value="641752000" calcext:value-type="float">
            <text:p>641752000</text:p>
          </table:table-cell>
          <table:table-cell office:value-type="float" office:value="641898000" calcext:value-type="float">
            <text:p>641898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61000" calcext:value-type="float">
            <text:p>643861000</text:p>
          </table:table-cell>
          <table:table-cell table:number-columns-repeated="2"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73000" calcext:value-type="float">
            <text:p>643873000</text:p>
          </table:table-cell>
          <table:table-cell office:value-type="float" office:value="643868000" calcext:value-type="float">
            <text:p>643868000</text:p>
          </table:table-cell>
          <table:table-cell office:value-type="float" office:value="643861000" calcext:value-type="float">
            <text:p>643861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81000" calcext:value-type="float">
            <text:p>643881000</text:p>
          </table:table-cell>
          <table:table-cell office:value-type="float" office:value="643869000" calcext:value-type="float">
            <text:p>643869000</text:p>
          </table:table-cell>
          <table:table-cell table:number-columns-repeated="2"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990000" calcext:value-type="float">
            <text:p>643990000</text:p>
          </table:table-cell>
          <table:table-cell office:value-type="float" office:value="647320000" calcext:value-type="float">
            <text:p>647320000</text:p>
          </table:table-cell>
          <table:table-cell table:number-columns-repeated="19"/>
        </table:table-row>
        <table:table-row table:style-name="ro1">
          <table:table-cell office:value-type="float" office:value="638769000" calcext:value-type="float">
            <text:p>638769000</text:p>
          </table:table-cell>
          <table:table-cell office:value-type="float" office:value="638090000" calcext:value-type="float">
            <text:p>638090000</text:p>
          </table:table-cell>
          <table:table-cell office:value-type="float" office:value="638784000" calcext:value-type="float">
            <text:p>638784000</text:p>
          </table:table-cell>
          <table:table-cell office:value-type="float" office:value="638307000" calcext:value-type="float">
            <text:p>638307000</text:p>
          </table:table-cell>
          <table:table-cell office:value-type="float" office:value="638526000" calcext:value-type="float">
            <text:p>638526000</text:p>
          </table:table-cell>
          <table:table-cell office:value-type="float" office:value="638929000" calcext:value-type="float">
            <text:p>638929000</text:p>
          </table:table-cell>
          <table:table-cell office:value-type="float" office:value="638497000" calcext:value-type="float">
            <text:p>638497000</text:p>
          </table:table-cell>
          <table:table-cell office:value-type="float" office:value="639385000" calcext:value-type="float">
            <text:p>639385000</text:p>
          </table:table-cell>
          <table:table-cell office:value-type="float" office:value="638559000" calcext:value-type="float">
            <text:p>638559000</text:p>
          </table:table-cell>
          <table:table-cell office:value-type="float" office:value="638957000" calcext:value-type="float">
            <text:p>638957000</text:p>
          </table:table-cell>
          <table:table-cell office:value-type="float" office:value="638779000" calcext:value-type="float">
            <text:p>638779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772000" calcext:value-type="float">
            <text:p>638772000</text:p>
          </table:table-cell>
          <table:table-cell office:value-type="float" office:value="638483000" calcext:value-type="float">
            <text:p>638483000</text:p>
          </table:table-cell>
          <table:table-cell office:value-type="float" office:value="638775000" calcext:value-type="float">
            <text:p>638775000</text:p>
          </table:table-cell>
          <table:table-cell office:value-type="float" office:value="637833000" calcext:value-type="float">
            <text:p>637833000</text:p>
          </table:table-cell>
          <table:table-cell office:value-type="float" office:value="638445000" calcext:value-type="float">
            <text:p>638445000</text:p>
          </table:table-cell>
          <table:table-cell office:value-type="float" office:value="638955000" calcext:value-type="float">
            <text:p>638955000</text:p>
          </table:table-cell>
          <table:table-cell office:value-type="float" office:value="638782000" calcext:value-type="float">
            <text:p>638782000</text:p>
          </table:table-cell>
          <table:table-cell office:value-type="float" office:value="638271000" calcext:value-type="float">
            <text:p>638271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60000" calcext:value-type="float">
            <text:p>639460000</text:p>
          </table:table-cell>
          <table:table-cell office:value-type="float" office:value="639461000" calcext:value-type="float">
            <text:p>639461000</text:p>
          </table:table-cell>
          <table:table-cell office:value-type="float" office:value="639458000" calcext:value-type="float">
            <text:p>639458000</text:p>
          </table:table-cell>
          <table:table-cell office:value-type="float" office:value="639464000" calcext:value-type="float">
            <text:p>639464000</text:p>
          </table:table-cell>
          <table:table-cell table:number-columns-repeated="2" office:value-type="float" office:value="639460000" calcext:value-type="float">
            <text:p>639460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72000" calcext:value-type="float">
            <text:p>639472000</text:p>
          </table:table-cell>
          <table:table-cell office:value-type="float" office:value="639467000" calcext:value-type="float">
            <text:p>639467000</text:p>
          </table:table-cell>
          <table:table-cell table:number-columns-repeated="2" office:value-type="float" office:value="639468000" calcext:value-type="float">
            <text:p>639468000</text:p>
          </table:table-cell>
          <table:table-cell table:number-columns-repeated="4" office:value-type="float" office:value="639460000" calcext:value-type="float">
            <text:p>639460000</text:p>
          </table:table-cell>
          <table:table-cell office:value-type="float" office:value="639459000" calcext:value-type="float">
            <text:p>639459000</text:p>
          </table:table-cell>
          <table:table-cell table:number-columns-repeated="3" office:value-type="float" office:value="639460000" calcext:value-type="float">
            <text:p>639460000</text:p>
          </table:table-cell>
          <table:table-cell office:value-type="float" office:value="641316000" calcext:value-type="float">
            <text:p>64131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71000" calcext:value-type="float">
            <text:p>641471000</text:p>
          </table:table-cell>
          <table:table-cell office:value-type="float" office:value="641646000" calcext:value-type="float">
            <text:p>641646000</text:p>
          </table:table-cell>
          <table:table-cell office:value-type="float" office:value="641615000" calcext:value-type="float">
            <text:p>641615000</text:p>
          </table:table-cell>
          <table:table-cell office:value-type="float" office:value="641100000" calcext:value-type="float">
            <text:p>641100000</text:p>
          </table:table-cell>
          <table:table-cell office:value-type="float" office:value="641090000" calcext:value-type="float">
            <text:p>641090000</text:p>
          </table:table-cell>
          <table:table-cell office:value-type="float" office:value="641246000" calcext:value-type="float">
            <text:p>641246000</text:p>
          </table:table-cell>
          <table:table-cell office:value-type="float" office:value="641431000" calcext:value-type="float">
            <text:p>641431000</text:p>
          </table:table-cell>
          <table:table-cell office:value-type="float" office:value="641257000" calcext:value-type="float">
            <text:p>641257000</text:p>
          </table:table-cell>
          <table:table-cell office:value-type="float" office:value="641425000" calcext:value-type="float">
            <text:p>641425000</text:p>
          </table:table-cell>
          <table:table-cell office:value-type="float" office:value="641275000" calcext:value-type="float">
            <text:p>641275000</text:p>
          </table:table-cell>
          <table:table-cell office:value-type="float" office:value="641286000" calcext:value-type="float">
            <text:p>64128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90000" calcext:value-type="float">
            <text:p>641490000</text:p>
          </table:table-cell>
          <table:table-cell office:value-type="float" office:value="641240000" calcext:value-type="float">
            <text:p>641240000</text:p>
          </table:table-cell>
          <table:table-cell office:value-type="float" office:value="641326000" calcext:value-type="float">
            <text:p>641326000</text:p>
          </table:table-cell>
          <table:table-cell office:value-type="float" office:value="641488000" calcext:value-type="float">
            <text:p>641488000</text:p>
          </table:table-cell>
          <table:table-cell office:value-type="float" office:value="641603000" calcext:value-type="float">
            <text:p>641603000</text:p>
          </table:table-cell>
          <table:table-cell office:value-type="float" office:value="641565000" calcext:value-type="float">
            <text:p>641565000</text:p>
          </table:table-cell>
          <table:table-cell table:number-columns-repeated="21" office:value-type="float" office:value="641745000" calcext:value-type="float">
            <text:p>641745000</text:p>
          </table:table-cell>
          <table:table-cell office:value-type="float" office:value="647320000" calcext:value-type="float">
            <text:p>647320000</text:p>
          </table:table-cell>
          <table:table-cell table:number-columns-repeated="19"/>
        </table:table-row>
        <table:table-row table:style-name="ro1">
          <table:table-cell office:value-type="float" office:value="638569000" calcext:value-type="float">
            <text:p>638569000</text:p>
          </table:table-cell>
          <table:table-cell office:value-type="float" office:value="638318000" calcext:value-type="float">
            <text:p>638318000</text:p>
          </table:table-cell>
          <table:table-cell office:value-type="float" office:value="637935000" calcext:value-type="float">
            <text:p>637935000</text:p>
          </table:table-cell>
          <table:table-cell office:value-type="float" office:value="637849000" calcext:value-type="float">
            <text:p>637849000</text:p>
          </table:table-cell>
          <table:table-cell office:value-type="float" office:value="637986000" calcext:value-type="float">
            <text:p>637986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417000" calcext:value-type="float">
            <text:p>638417000</text:p>
          </table:table-cell>
          <table:table-cell office:value-type="float" office:value="638582000" calcext:value-type="float">
            <text:p>638582000</text:p>
          </table:table-cell>
          <table:table-cell office:value-type="float" office:value="637513000" calcext:value-type="float">
            <text:p>637513000</text:p>
          </table:table-cell>
          <table:table-cell office:value-type="float" office:value="638009000" calcext:value-type="float">
            <text:p>638009000</text:p>
          </table:table-cell>
          <table:table-cell office:value-type="float" office:value="638349000" calcext:value-type="float">
            <text:p>638349000</text:p>
          </table:table-cell>
          <table:table-cell office:value-type="float" office:value="638839000" calcext:value-type="float">
            <text:p>638839000</text:p>
          </table:table-cell>
          <table:table-cell office:value-type="float" office:value="638436000" calcext:value-type="float">
            <text:p>638436000</text:p>
          </table:table-cell>
          <table:table-cell office:value-type="float" office:value="638622000" calcext:value-type="float">
            <text:p>638622000</text:p>
          </table:table-cell>
          <table:table-cell office:value-type="float" office:value="637575000" calcext:value-type="float">
            <text:p>637575000</text:p>
          </table:table-cell>
          <table:table-cell office:value-type="float" office:value="638092000" calcext:value-type="float">
            <text:p>638092000</text:p>
          </table:table-cell>
          <table:table-cell office:value-type="float" office:value="637324000" calcext:value-type="float">
            <text:p>637324000</text:p>
          </table:table-cell>
          <table:table-cell office:value-type="float" office:value="637603000" calcext:value-type="float">
            <text:p>637603000</text:p>
          </table:table-cell>
          <table:table-cell office:value-type="float" office:value="638590000" calcext:value-type="float">
            <text:p>638590000</text:p>
          </table:table-cell>
          <table:table-cell office:value-type="float" office:value="638055000" calcext:value-type="float">
            <text:p>638055000</text:p>
          </table:table-cell>
          <table:table-cell office:value-type="float" office:value="639108000" calcext:value-type="float">
            <text:p>639108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14000" calcext:value-type="float">
            <text:p>639114000</text:p>
          </table:table-cell>
          <table:table-cell table:number-columns-repeated="3" office:value-type="float" office:value="639120000" calcext:value-type="float">
            <text:p>639120000</text:p>
          </table:table-cell>
          <table:table-cell office:value-type="float" office:value="639110000" calcext:value-type="float">
            <text:p>639110000</text:p>
          </table:table-cell>
          <table:table-cell table:number-columns-repeated="3"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5000" calcext:value-type="float">
            <text:p>639115000</text:p>
          </table:table-cell>
          <table:table-cell office:value-type="float" office:value="639109000" calcext:value-type="float">
            <text:p>63910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8000" calcext:value-type="float">
            <text:p>639118000</text:p>
          </table:table-cell>
          <table:table-cell office:value-type="float" office:value="639107000" calcext:value-type="float">
            <text:p>639107000</text:p>
          </table:table-cell>
          <table:table-cell office:value-type="float" office:value="640873000" calcext:value-type="float">
            <text:p>640873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0972000" calcext:value-type="float">
            <text:p>640972000</text:p>
          </table:table-cell>
          <table:table-cell office:value-type="float" office:value="641093000" calcext:value-type="float">
            <text:p>641093000</text:p>
          </table:table-cell>
          <table:table-cell office:value-type="float" office:value="641174000" calcext:value-type="float">
            <text:p>641174000</text:p>
          </table:table-cell>
          <table:table-cell office:value-type="float" office:value="641064000" calcext:value-type="float">
            <text:p>641064000</text:p>
          </table:table-cell>
          <table:table-cell office:value-type="float" office:value="641176000" calcext:value-type="float">
            <text:p>641176000</text:p>
          </table:table-cell>
          <table:table-cell office:value-type="float" office:value="641108000" calcext:value-type="float">
            <text:p>641108000</text:p>
          </table:table-cell>
          <table:table-cell office:value-type="float" office:value="640899000" calcext:value-type="float">
            <text:p>640899000</text:p>
          </table:table-cell>
          <table:table-cell office:value-type="float" office:value="641002000" calcext:value-type="float">
            <text:p>641002000</text:p>
          </table:table-cell>
          <table:table-cell office:value-type="float" office:value="641162000" calcext:value-type="float">
            <text:p>641162000</text:p>
          </table:table-cell>
          <table:table-cell office:value-type="float" office:value="640872000" calcext:value-type="float">
            <text:p>640872000</text:p>
          </table:table-cell>
          <table:table-cell office:value-type="float" office:value="640991000" calcext:value-type="float">
            <text:p>640991000</text:p>
          </table:table-cell>
          <table:table-cell office:value-type="float" office:value="641006000" calcext:value-type="float">
            <text:p>641006000</text:p>
          </table:table-cell>
          <table:table-cell office:value-type="float" office:value="641180000" calcext:value-type="float">
            <text:p>641180000</text:p>
          </table:table-cell>
          <table:table-cell office:value-type="float" office:value="640879000" calcext:value-type="float">
            <text:p>640879000</text:p>
          </table:table-cell>
          <table:table-cell office:value-type="float" office:value="641117000" calcext:value-type="float">
            <text:p>641117000</text:p>
          </table:table-cell>
          <table:table-cell office:value-type="float" office:value="641046000" calcext:value-type="float">
            <text:p>641046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1119000" calcext:value-type="float">
            <text:p>64111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886000" calcext:value-type="float">
            <text:p>645886000</text:p>
          </table:table-cell>
          <table:table-cell table:number-columns-repeated="2" office:value-type="float" office:value="645899000" calcext:value-type="float">
            <text:p>645899000</text:p>
          </table:table-cell>
          <table:table-cell office:value-type="float" office:value="645900000" calcext:value-type="float">
            <text:p>645900000</text:p>
          </table:table-cell>
          <table:table-cell office:value-type="float" office:value="645887000" calcext:value-type="float">
            <text:p>645887000</text:p>
          </table:table-cell>
          <table:table-cell table:number-columns-repeated="2" office:value-type="float" office:value="645914000" calcext:value-type="float">
            <text:p>645914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76000" calcext:value-type="float">
            <text:p>645976000</text:p>
          </table:table-cell>
          <table:table-cell office:value-type="float" office:value="647320000" calcext:value-type="float">
            <text:p>647320000</text:p>
          </table:table-cell>
          <table:table-cell table:number-columns-repeated="19"/>
        </table:table-row>
        <table:table-row table:style-name="ro1">
          <table:table-cell table:number-columns-repeated="81"/>
          <table:table-cell table:number-columns-repeated="4" office:value-type="float" office:value="647320000" calcext:value-type="float">
            <text:p>647320000</text:p>
          </table:table-cell>
          <table:table-cell table:style-name="Default" office:value-type="float" office:value="647320000" calcext:value-type="float">
            <text:p>647320000</text:p>
          </table:table-cell>
          <table:table-cell table:number-columns-repeated="15" office:value-type="float" office:value="647320000" calcext:value-type="float">
            <text:p>647320000</text:p>
          </table:table-cell>
        </table:table-row>
        <table:table-row table:style-name="ro1" table:number-rows-repeated="519">
          <table:table-cell table:number-columns-repeated="101"/>
        </table:table-row>
        <table:table-row table:style-name="ro1">
          <table:table-cell table:number-columns-repeated="85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 table:number-rows-repeated="3">
          <table:table-cell table:number-columns-repeated="101"/>
        </table:table-row>
        <table:table-row table:style-name="ro1">
          <table:table-cell table:number-columns-repeated="8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6">
          <table:table-cell table:number-columns-repeated="101"/>
        </table:table-row>
        <table:table-row table:style-name="ro1">
          <table:table-cell table:number-columns-repeated="74"/>
          <table:table-cell office:value-type="string" calcext:value-type="string">
            <text:p><text:s/></text:p>
          </table:table-cell>
          <table:table-cell table:number-columns-repeated="26"/>
        </table:table-row>
        <table:table-row table:style-name="ro1" table:number-rows-repeated="1048023">
          <table:table-cell table:number-columns-repeated="101"/>
        </table:table-row>
        <table:table-row table:style-name="ro1">
          <table:table-cell table:number-columns-repeated="1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5:50:39.670943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20:30:20.019234185</dc:date>
    <meta:editing-duration>PT5H33M10S</meta:editing-duration>
    <meta:editing-cycles>7</meta:editing-cycles>
    <meta:generator>LibreOffice/5.1.6.2$Linux_X86_64 LibreOffice_project/10m0$Build-2</meta:generator>
    <meta:document-statistic meta:table-count="1" meta:cell-count="1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36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501cm" svg:height="19.578cm" xlink:href=".." xlink:type="simple" chart:class="chart:line" chart:style-name="ch1">
        <chart:title svg:x="11.865cm" svg:y="0.527cm" chart:style-name="ch2">
          <text:p>zuck_medium - parallel</text:p>
        </chart:title>
        <chart:plot-area chart:style-name="ch3" table:cell-range-address="merge_obj.A17:merge_obj.CW21" svg:x="1.581cm" svg:y="1.697cm" svg:width="26.35cm" svg:height="16.509cm">
          <chartooo:coordinate-region svg:x="3.499cm" svg:y="1.818cm" svg:width="24.432cm" svg:height="15.386cm"/>
          <chart:axis chart:dimension="x" chart:name="primary-x" chart:style-name="ch4">
            <chart:title svg:x="13.799cm" svg:y="18.597cm" chart:style-name="ch5">
              <text:p>SA Iterations</text:p>
            </chart:title>
          </chart:axis>
          <chart:axis chart:dimension="y" chart:name="primary-y" chart:style-name="ch6">
            <chart:title svg:x="0.451cm" svg:y="11.133cm" chart:style-name="ch7">
              <text:p>Objective Value</text:p>
            </chart:title>
            <chart:grid chart:style-name="ch8" chart:class="major"/>
          </chart:axis>
          <chart:series chart:style-name="ch9" chart:values-cell-range-address="merge_obj.A17:merge_obj.CW17" chart:class="chart:line">
            <chart:data-point chart:repeated="101"/>
          </chart:series>
          <chart:series chart:style-name="ch10" chart:values-cell-range-address="merge_obj.A18:merge_obj.CW18" chart:class="chart:line">
            <chart:data-point chart:repeated="101"/>
          </chart:series>
          <chart:series chart:style-name="ch11" chart:values-cell-range-address="merge_obj.A19:merge_obj.CW19" chart:class="chart:line">
            <chart:data-point chart:repeated="101"/>
          </chart:series>
          <chart:series chart:style-name="ch12" chart:values-cell-range-address="merge_obj.A20:merge_obj.CW20" chart:class="chart:line">
            <chart:data-point chart:repeated="101"/>
          </chart:series>
          <chart:series chart:style-name="ch13" chart:values-cell-range-address="merge_obj.A21:merge_obj.CW21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37823000">
                <text:p>637823000</text:p>
                <draw:g>
                  <svg:desc>merge_obj.A17:merge_obj.CW17</svg:desc>
                </draw:g>
              </table:table-cell>
              <table:table-cell office:value-type="float" office:value="637751000">
                <text:p>637751000</text:p>
              </table:table-cell>
              <table:table-cell office:value-type="float" office:value="638026000">
                <text:p>638026000</text:p>
              </table:table-cell>
              <table:table-cell office:value-type="float" office:value="637451000">
                <text:p>637451000</text:p>
              </table:table-cell>
              <table:table-cell office:value-type="float" office:value="637774000">
                <text:p>637774000</text:p>
              </table:table-cell>
              <table:table-cell office:value-type="float" office:value="637331000">
                <text:p>637331000</text:p>
              </table:table-cell>
              <table:table-cell office:value-type="float" office:value="637638000">
                <text:p>637638000</text:p>
              </table:table-cell>
              <table:table-cell office:value-type="float" office:value="637266000">
                <text:p>637266000</text:p>
              </table:table-cell>
              <table:table-cell office:value-type="float" office:value="637819000">
                <text:p>637819000</text:p>
              </table:table-cell>
              <table:table-cell office:value-type="float" office:value="637475000">
                <text:p>637475000</text:p>
              </table:table-cell>
              <table:table-cell office:value-type="float" office:value="637099000">
                <text:p>637099000</text:p>
              </table:table-cell>
              <table:table-cell office:value-type="float" office:value="638500000">
                <text:p>638500000</text:p>
              </table:table-cell>
              <table:table-cell office:value-type="float" office:value="637883000">
                <text:p>637883000</text:p>
              </table:table-cell>
              <table:table-cell office:value-type="float" office:value="638013000">
                <text:p>638013000</text:p>
              </table:table-cell>
              <table:table-cell office:value-type="float" office:value="637653000">
                <text:p>637653000</text:p>
              </table:table-cell>
              <table:table-cell office:value-type="float" office:value="637557000">
                <text:p>637557000</text:p>
              </table:table-cell>
              <table:table-cell office:value-type="float" office:value="637478000">
                <text:p>637478000</text:p>
              </table:table-cell>
              <table:table-cell office:value-type="float" office:value="637441000">
                <text:p>637441000</text:p>
              </table:table-cell>
              <table:table-cell office:value-type="float" office:value="637708000">
                <text:p>637708000</text:p>
              </table:table-cell>
              <table:table-cell office:value-type="float" office:value="638406000">
                <text:p>638406000</text:p>
              </table:table-cell>
              <table:table-cell office:value-type="float" office:value="638682000">
                <text:p>638682000</text:p>
              </table:table-cell>
              <table:table-cell office:value-type="float" office:value="638844000">
                <text:p>638844000</text:p>
              </table:table-cell>
              <table:table-cell office:value-type="float" office:value="638687000">
                <text:p>638687000</text:p>
              </table:table-cell>
              <table:table-cell office:value-type="float" office:value="638808000">
                <text:p>638808000</text:p>
              </table:table-cell>
              <table:table-cell office:value-type="float" office:value="638737000">
                <text:p>638737000</text:p>
              </table:table-cell>
              <table:table-cell office:value-type="float" office:value="638681000">
                <text:p>638681000</text:p>
              </table:table-cell>
              <table:table-cell office:value-type="float" office:value="638769000">
                <text:p>638769000</text:p>
              </table:table-cell>
              <table:table-cell office:value-type="float" office:value="638684000">
                <text:p>638684000</text:p>
              </table:table-cell>
              <table:table-cell office:value-type="float" office:value="638691000">
                <text:p>638691000</text:p>
              </table:table-cell>
              <table:table-cell office:value-type="float" office:value="638691000">
                <text:p>638691000</text:p>
              </table:table-cell>
              <table:table-cell office:value-type="float" office:value="638683000">
                <text:p>638683000</text:p>
              </table:table-cell>
              <table:table-cell office:value-type="float" office:value="638679000">
                <text:p>638679000</text:p>
              </table:table-cell>
              <table:table-cell office:value-type="float" office:value="638714000">
                <text:p>638714000</text:p>
              </table:table-cell>
              <table:table-cell office:value-type="float" office:value="638674000">
                <text:p>638674000</text:p>
              </table:table-cell>
              <table:table-cell office:value-type="float" office:value="638765000">
                <text:p>638765000</text:p>
              </table:table-cell>
              <table:table-cell office:value-type="float" office:value="638683000">
                <text:p>638683000</text:p>
              </table:table-cell>
              <table:table-cell office:value-type="float" office:value="638684000">
                <text:p>638684000</text:p>
              </table:table-cell>
              <table:table-cell office:value-type="float" office:value="638683000">
                <text:p>638683000</text:p>
              </table:table-cell>
              <table:table-cell office:value-type="float" office:value="638787000">
                <text:p>638787000</text:p>
              </table:table-cell>
              <table:table-cell office:value-type="float" office:value="638689000">
                <text:p>638689000</text:p>
              </table:table-cell>
              <table:table-cell office:value-type="float" office:value="641924000">
                <text:p>641924000</text:p>
              </table:table-cell>
              <table:table-cell office:value-type="float" office:value="642055000">
                <text:p>642055000</text:p>
              </table:table-cell>
              <table:table-cell office:value-type="float" office:value="642144000">
                <text:p>642144000</text:p>
              </table:table-cell>
              <table:table-cell office:value-type="float" office:value="642031000">
                <text:p>642031000</text:p>
              </table:table-cell>
              <table:table-cell office:value-type="float" office:value="642175000">
                <text:p>642175000</text:p>
              </table:table-cell>
              <table:table-cell office:value-type="float" office:value="642118000">
                <text:p>642118000</text:p>
              </table:table-cell>
              <table:table-cell office:value-type="float" office:value="641911000">
                <text:p>641911000</text:p>
              </table:table-cell>
              <table:table-cell office:value-type="float" office:value="642385000">
                <text:p>642385000</text:p>
              </table:table-cell>
              <table:table-cell office:value-type="float" office:value="642008000">
                <text:p>642008000</text:p>
              </table:table-cell>
              <table:table-cell office:value-type="float" office:value="642071000">
                <text:p>642071000</text:p>
              </table:table-cell>
              <table:table-cell office:value-type="float" office:value="641979000">
                <text:p>641979000</text:p>
              </table:table-cell>
              <table:table-cell office:value-type="float" office:value="642195000">
                <text:p>642195000</text:p>
              </table:table-cell>
              <table:table-cell office:value-type="float" office:value="641947000">
                <text:p>641947000</text:p>
              </table:table-cell>
              <table:table-cell office:value-type="float" office:value="642114000">
                <text:p>642114000</text:p>
              </table:table-cell>
              <table:table-cell office:value-type="float" office:value="642022000">
                <text:p>642022000</text:p>
              </table:table-cell>
              <table:table-cell office:value-type="float" office:value="641829000">
                <text:p>641829000</text:p>
              </table:table-cell>
              <table:table-cell office:value-type="float" office:value="642218000">
                <text:p>642218000</text:p>
              </table:table-cell>
              <table:table-cell office:value-type="float" office:value="642106000">
                <text:p>642106000</text:p>
              </table:table-cell>
              <table:table-cell office:value-type="float" office:value="642242000">
                <text:p>642242000</text:p>
              </table:table-cell>
              <table:table-cell office:value-type="float" office:value="642129000">
                <text:p>642129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528000">
                <text:p>642528000</text:p>
              </table:table-cell>
              <table:table-cell office:value-type="float" office:value="642613000">
                <text:p>642613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637629000">
                <text:p>637629000</text:p>
                <draw:g>
                  <svg:desc>merge_obj.A18:merge_obj.CW18</svg:desc>
                </draw:g>
              </table:table-cell>
              <table:table-cell office:value-type="float" office:value="637254000">
                <text:p>637254000</text:p>
              </table:table-cell>
              <table:table-cell office:value-type="float" office:value="636935000">
                <text:p>636935000</text:p>
              </table:table-cell>
              <table:table-cell office:value-type="float" office:value="638298000">
                <text:p>638298000</text:p>
              </table:table-cell>
              <table:table-cell office:value-type="float" office:value="637954000">
                <text:p>637954000</text:p>
              </table:table-cell>
              <table:table-cell office:value-type="float" office:value="636950000">
                <text:p>636950000</text:p>
              </table:table-cell>
              <table:table-cell office:value-type="float" office:value="637525000">
                <text:p>637525000</text:p>
              </table:table-cell>
              <table:table-cell office:value-type="float" office:value="637111000">
                <text:p>637111000</text:p>
              </table:table-cell>
              <table:table-cell office:value-type="float" office:value="637989000">
                <text:p>637989000</text:p>
              </table:table-cell>
              <table:table-cell office:value-type="float" office:value="637684000">
                <text:p>637684000</text:p>
              </table:table-cell>
              <table:table-cell office:value-type="float" office:value="637592000">
                <text:p>637592000</text:p>
              </table:table-cell>
              <table:table-cell office:value-type="float" office:value="637590000">
                <text:p>637590000</text:p>
              </table:table-cell>
              <table:table-cell office:value-type="float" office:value="638041000">
                <text:p>638041000</text:p>
              </table:table-cell>
              <table:table-cell office:value-type="float" office:value="637527000">
                <text:p>637527000</text:p>
              </table:table-cell>
              <table:table-cell office:value-type="float" office:value="637778000">
                <text:p>637778000</text:p>
              </table:table-cell>
              <table:table-cell office:value-type="float" office:value="638182000">
                <text:p>638182000</text:p>
              </table:table-cell>
              <table:table-cell office:value-type="float" office:value="637721000">
                <text:p>637721000</text:p>
              </table:table-cell>
              <table:table-cell office:value-type="float" office:value="638141000">
                <text:p>638141000</text:p>
              </table:table-cell>
              <table:table-cell office:value-type="float" office:value="637527000">
                <text:p>637527000</text:p>
              </table:table-cell>
              <table:table-cell office:value-type="float" office:value="637860000">
                <text:p>637860000</text:p>
              </table:table-cell>
              <table:table-cell office:value-type="float" office:value="638813000">
                <text:p>638813000</text:p>
              </table:table-cell>
              <table:table-cell office:value-type="float" office:value="638811000">
                <text:p>638811000</text:p>
              </table:table-cell>
              <table:table-cell office:value-type="float" office:value="638814000">
                <text:p>638814000</text:p>
              </table:table-cell>
              <table:table-cell office:value-type="float" office:value="638799000">
                <text:p>638799000</text:p>
              </table:table-cell>
              <table:table-cell office:value-type="float" office:value="638797000">
                <text:p>638797000</text:p>
              </table:table-cell>
              <table:table-cell office:value-type="float" office:value="638825000">
                <text:p>638825000</text:p>
              </table:table-cell>
              <table:table-cell office:value-type="float" office:value="638811000">
                <text:p>638811000</text:p>
              </table:table-cell>
              <table:table-cell office:value-type="float" office:value="638808000">
                <text:p>638808000</text:p>
              </table:table-cell>
              <table:table-cell office:value-type="float" office:value="638814000">
                <text:p>638814000</text:p>
              </table:table-cell>
              <table:table-cell office:value-type="float" office:value="638824000">
                <text:p>638824000</text:p>
              </table:table-cell>
              <table:table-cell office:value-type="float" office:value="638810000">
                <text:p>638810000</text:p>
              </table:table-cell>
              <table:table-cell office:value-type="float" office:value="638812000">
                <text:p>638812000</text:p>
              </table:table-cell>
              <table:table-cell office:value-type="float" office:value="638816000">
                <text:p>638816000</text:p>
              </table:table-cell>
              <table:table-cell office:value-type="float" office:value="638813000">
                <text:p>638813000</text:p>
              </table:table-cell>
              <table:table-cell office:value-type="float" office:value="638803000">
                <text:p>638803000</text:p>
              </table:table-cell>
              <table:table-cell office:value-type="float" office:value="638808000">
                <text:p>638808000</text:p>
              </table:table-cell>
              <table:table-cell office:value-type="float" office:value="638811000">
                <text:p>638811000</text:p>
              </table:table-cell>
              <table:table-cell office:value-type="float" office:value="638820000">
                <text:p>638820000</text:p>
              </table:table-cell>
              <table:table-cell office:value-type="float" office:value="638817000">
                <text:p>638817000</text:p>
              </table:table-cell>
              <table:table-cell office:value-type="float" office:value="638815000">
                <text:p>638815000</text:p>
              </table:table-cell>
              <table:table-cell office:value-type="float" office:value="642008000">
                <text:p>642008000</text:p>
              </table:table-cell>
              <table:table-cell office:value-type="float" office:value="641913000">
                <text:p>641913000</text:p>
              </table:table-cell>
              <table:table-cell office:value-type="float" office:value="641943000">
                <text:p>641943000</text:p>
              </table:table-cell>
              <table:table-cell office:value-type="float" office:value="642161000">
                <text:p>642161000</text:p>
              </table:table-cell>
              <table:table-cell office:value-type="float" office:value="641850000">
                <text:p>641850000</text:p>
              </table:table-cell>
              <table:table-cell office:value-type="float" office:value="641899000">
                <text:p>641899000</text:p>
              </table:table-cell>
              <table:table-cell office:value-type="float" office:value="642042000">
                <text:p>642042000</text:p>
              </table:table-cell>
              <table:table-cell office:value-type="float" office:value="642158000">
                <text:p>642158000</text:p>
              </table:table-cell>
              <table:table-cell office:value-type="float" office:value="642189000">
                <text:p>642189000</text:p>
              </table:table-cell>
              <table:table-cell office:value-type="float" office:value="641994000">
                <text:p>641994000</text:p>
              </table:table-cell>
              <table:table-cell office:value-type="float" office:value="641824000">
                <text:p>641824000</text:p>
              </table:table-cell>
              <table:table-cell office:value-type="float" office:value="641836000">
                <text:p>641836000</text:p>
              </table:table-cell>
              <table:table-cell office:value-type="float" office:value="642326000">
                <text:p>642326000</text:p>
              </table:table-cell>
              <table:table-cell office:value-type="float" office:value="642054000">
                <text:p>642054000</text:p>
              </table:table-cell>
              <table:table-cell office:value-type="float" office:value="642043000">
                <text:p>642043000</text:p>
              </table:table-cell>
              <table:table-cell office:value-type="float" office:value="642040000">
                <text:p>642040000</text:p>
              </table:table-cell>
              <table:table-cell office:value-type="float" office:value="642278000">
                <text:p>642278000</text:p>
              </table:table-cell>
              <table:table-cell office:value-type="float" office:value="642007000">
                <text:p>642007000</text:p>
              </table:table-cell>
              <table:table-cell office:value-type="float" office:value="641752000">
                <text:p>641752000</text:p>
              </table:table-cell>
              <table:table-cell office:value-type="float" office:value="641898000">
                <text:p>641898000</text:p>
              </table:table-cell>
              <table:table-cell office:value-type="float" office:value="643870000">
                <text:p>643870000</text:p>
              </table:table-cell>
              <table:table-cell office:value-type="float" office:value="643861000">
                <text:p>643861000</text:p>
              </table:table-cell>
              <table:table-cell office:value-type="float" office:value="643870000">
                <text:p>643870000</text:p>
              </table:table-cell>
              <table:table-cell office:value-type="float" office:value="643870000">
                <text:p>643870000</text:p>
              </table:table-cell>
              <table:table-cell office:value-type="float" office:value="643874000">
                <text:p>643874000</text:p>
              </table:table-cell>
              <table:table-cell office:value-type="float" office:value="643869000">
                <text:p>643869000</text:p>
              </table:table-cell>
              <table:table-cell office:value-type="float" office:value="643870000">
                <text:p>643870000</text:p>
              </table:table-cell>
              <table:table-cell office:value-type="float" office:value="643874000">
                <text:p>643874000</text:p>
              </table:table-cell>
              <table:table-cell office:value-type="float" office:value="643883000">
                <text:p>643883000</text:p>
              </table:table-cell>
              <table:table-cell office:value-type="float" office:value="643873000">
                <text:p>643873000</text:p>
              </table:table-cell>
              <table:table-cell office:value-type="float" office:value="643868000">
                <text:p>643868000</text:p>
              </table:table-cell>
              <table:table-cell office:value-type="float" office:value="643861000">
                <text:p>643861000</text:p>
              </table:table-cell>
              <table:table-cell office:value-type="float" office:value="643883000">
                <text:p>643883000</text:p>
              </table:table-cell>
              <table:table-cell office:value-type="float" office:value="643869000">
                <text:p>643869000</text:p>
              </table:table-cell>
              <table:table-cell office:value-type="float" office:value="643881000">
                <text:p>643881000</text:p>
              </table:table-cell>
              <table:table-cell office:value-type="float" office:value="643869000">
                <text:p>643869000</text:p>
              </table:table-cell>
              <table:table-cell office:value-type="float" office:value="643874000">
                <text:p>643874000</text:p>
              </table:table-cell>
              <table:table-cell office:value-type="float" office:value="643874000">
                <text:p>643874000</text:p>
              </table:table-cell>
              <table:table-cell office:value-type="float" office:value="643869000">
                <text:p>643869000</text:p>
              </table:table-cell>
              <table:table-cell office:value-type="float" office:value="643874000">
                <text:p>643874000</text:p>
              </table:table-cell>
              <table:table-cell office:value-type="float" office:value="643990000">
                <text:p>64399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638769000">
                <text:p>638769000</text:p>
                <draw:g>
                  <svg:desc>merge_obj.A19:merge_obj.CW19</svg:desc>
                </draw:g>
              </table:table-cell>
              <table:table-cell office:value-type="float" office:value="638090000">
                <text:p>638090000</text:p>
              </table:table-cell>
              <table:table-cell office:value-type="float" office:value="638784000">
                <text:p>638784000</text:p>
              </table:table-cell>
              <table:table-cell office:value-type="float" office:value="638307000">
                <text:p>638307000</text:p>
              </table:table-cell>
              <table:table-cell office:value-type="float" office:value="638526000">
                <text:p>638526000</text:p>
              </table:table-cell>
              <table:table-cell office:value-type="float" office:value="638929000">
                <text:p>638929000</text:p>
              </table:table-cell>
              <table:table-cell office:value-type="float" office:value="638497000">
                <text:p>638497000</text:p>
              </table:table-cell>
              <table:table-cell office:value-type="float" office:value="639385000">
                <text:p>639385000</text:p>
              </table:table-cell>
              <table:table-cell office:value-type="float" office:value="638559000">
                <text:p>638559000</text:p>
              </table:table-cell>
              <table:table-cell office:value-type="float" office:value="638957000">
                <text:p>638957000</text:p>
              </table:table-cell>
              <table:table-cell office:value-type="float" office:value="638779000">
                <text:p>638779000</text:p>
              </table:table-cell>
              <table:table-cell office:value-type="float" office:value="638825000">
                <text:p>638825000</text:p>
              </table:table-cell>
              <table:table-cell office:value-type="float" office:value="638772000">
                <text:p>638772000</text:p>
              </table:table-cell>
              <table:table-cell office:value-type="float" office:value="638483000">
                <text:p>638483000</text:p>
              </table:table-cell>
              <table:table-cell office:value-type="float" office:value="638775000">
                <text:p>638775000</text:p>
              </table:table-cell>
              <table:table-cell office:value-type="float" office:value="637833000">
                <text:p>637833000</text:p>
              </table:table-cell>
              <table:table-cell office:value-type="float" office:value="638445000">
                <text:p>638445000</text:p>
              </table:table-cell>
              <table:table-cell office:value-type="float" office:value="638955000">
                <text:p>638955000</text:p>
              </table:table-cell>
              <table:table-cell office:value-type="float" office:value="638782000">
                <text:p>638782000</text:p>
              </table:table-cell>
              <table:table-cell office:value-type="float" office:value="638271000">
                <text:p>638271000</text:p>
              </table:table-cell>
              <table:table-cell office:value-type="float" office:value="639464000">
                <text:p>639464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1000">
                <text:p>639461000</text:p>
              </table:table-cell>
              <table:table-cell office:value-type="float" office:value="639458000">
                <text:p>639458000</text:p>
              </table:table-cell>
              <table:table-cell office:value-type="float" office:value="639464000">
                <text:p>639464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4000">
                <text:p>639464000</text:p>
              </table:table-cell>
              <table:table-cell office:value-type="float" office:value="639472000">
                <text:p>639472000</text:p>
              </table:table-cell>
              <table:table-cell office:value-type="float" office:value="639467000">
                <text:p>639467000</text:p>
              </table:table-cell>
              <table:table-cell office:value-type="float" office:value="639468000">
                <text:p>639468000</text:p>
              </table:table-cell>
              <table:table-cell office:value-type="float" office:value="639468000">
                <text:p>639468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59000">
                <text:p>639459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39460000">
                <text:p>639460000</text:p>
              </table:table-cell>
              <table:table-cell office:value-type="float" office:value="641316000">
                <text:p>641316000</text:p>
              </table:table-cell>
              <table:table-cell office:value-type="float" office:value="641404000">
                <text:p>641404000</text:p>
              </table:table-cell>
              <table:table-cell office:value-type="float" office:value="641471000">
                <text:p>641471000</text:p>
              </table:table-cell>
              <table:table-cell office:value-type="float" office:value="641646000">
                <text:p>641646000</text:p>
              </table:table-cell>
              <table:table-cell office:value-type="float" office:value="641615000">
                <text:p>641615000</text:p>
              </table:table-cell>
              <table:table-cell office:value-type="float" office:value="641100000">
                <text:p>641100000</text:p>
              </table:table-cell>
              <table:table-cell office:value-type="float" office:value="641090000">
                <text:p>641090000</text:p>
              </table:table-cell>
              <table:table-cell office:value-type="float" office:value="641246000">
                <text:p>641246000</text:p>
              </table:table-cell>
              <table:table-cell office:value-type="float" office:value="641431000">
                <text:p>641431000</text:p>
              </table:table-cell>
              <table:table-cell office:value-type="float" office:value="641257000">
                <text:p>641257000</text:p>
              </table:table-cell>
              <table:table-cell office:value-type="float" office:value="641425000">
                <text:p>641425000</text:p>
              </table:table-cell>
              <table:table-cell office:value-type="float" office:value="641275000">
                <text:p>641275000</text:p>
              </table:table-cell>
              <table:table-cell office:value-type="float" office:value="641286000">
                <text:p>641286000</text:p>
              </table:table-cell>
              <table:table-cell office:value-type="float" office:value="641404000">
                <text:p>641404000</text:p>
              </table:table-cell>
              <table:table-cell office:value-type="float" office:value="641490000">
                <text:p>641490000</text:p>
              </table:table-cell>
              <table:table-cell office:value-type="float" office:value="641240000">
                <text:p>641240000</text:p>
              </table:table-cell>
              <table:table-cell office:value-type="float" office:value="641326000">
                <text:p>641326000</text:p>
              </table:table-cell>
              <table:table-cell office:value-type="float" office:value="641488000">
                <text:p>641488000</text:p>
              </table:table-cell>
              <table:table-cell office:value-type="float" office:value="641603000">
                <text:p>641603000</text:p>
              </table:table-cell>
              <table:table-cell office:value-type="float" office:value="641565000">
                <text:p>64156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1745000">
                <text:p>641745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638569000">
                <text:p>638569000</text:p>
                <draw:g>
                  <svg:desc>merge_obj.A20:merge_obj.CW20</svg:desc>
                </draw:g>
              </table:table-cell>
              <table:table-cell office:value-type="float" office:value="638318000">
                <text:p>638318000</text:p>
              </table:table-cell>
              <table:table-cell office:value-type="float" office:value="637935000">
                <text:p>637935000</text:p>
              </table:table-cell>
              <table:table-cell office:value-type="float" office:value="637849000">
                <text:p>637849000</text:p>
              </table:table-cell>
              <table:table-cell office:value-type="float" office:value="637986000">
                <text:p>637986000</text:p>
              </table:table-cell>
              <table:table-cell office:value-type="float" office:value="637860000">
                <text:p>637860000</text:p>
              </table:table-cell>
              <table:table-cell office:value-type="float" office:value="638417000">
                <text:p>638417000</text:p>
              </table:table-cell>
              <table:table-cell office:value-type="float" office:value="638582000">
                <text:p>638582000</text:p>
              </table:table-cell>
              <table:table-cell office:value-type="float" office:value="637513000">
                <text:p>637513000</text:p>
              </table:table-cell>
              <table:table-cell office:value-type="float" office:value="638009000">
                <text:p>638009000</text:p>
              </table:table-cell>
              <table:table-cell office:value-type="float" office:value="638349000">
                <text:p>638349000</text:p>
              </table:table-cell>
              <table:table-cell office:value-type="float" office:value="638839000">
                <text:p>638839000</text:p>
              </table:table-cell>
              <table:table-cell office:value-type="float" office:value="638436000">
                <text:p>638436000</text:p>
              </table:table-cell>
              <table:table-cell office:value-type="float" office:value="638622000">
                <text:p>638622000</text:p>
              </table:table-cell>
              <table:table-cell office:value-type="float" office:value="637575000">
                <text:p>637575000</text:p>
              </table:table-cell>
              <table:table-cell office:value-type="float" office:value="638092000">
                <text:p>638092000</text:p>
              </table:table-cell>
              <table:table-cell office:value-type="float" office:value="637324000">
                <text:p>637324000</text:p>
              </table:table-cell>
              <table:table-cell office:value-type="float" office:value="637603000">
                <text:p>637603000</text:p>
              </table:table-cell>
              <table:table-cell office:value-type="float" office:value="638590000">
                <text:p>638590000</text:p>
              </table:table-cell>
              <table:table-cell office:value-type="float" office:value="638055000">
                <text:p>638055000</text:p>
              </table:table-cell>
              <table:table-cell office:value-type="float" office:value="639108000">
                <text:p>639108000</text:p>
              </table:table-cell>
              <table:table-cell office:value-type="float" office:value="639116000">
                <text:p>639116000</text:p>
              </table:table-cell>
              <table:table-cell office:value-type="float" office:value="639119000">
                <text:p>639119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16000">
                <text:p>639116000</text:p>
              </table:table-cell>
              <table:table-cell office:value-type="float" office:value="639119000">
                <text:p>639119000</text:p>
              </table:table-cell>
              <table:table-cell office:value-type="float" office:value="639114000">
                <text:p>639114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10000">
                <text:p>639110000</text:p>
              </table:table-cell>
              <table:table-cell office:value-type="float" office:value="639119000">
                <text:p>639119000</text:p>
              </table:table-cell>
              <table:table-cell office:value-type="float" office:value="639119000">
                <text:p>639119000</text:p>
              </table:table-cell>
              <table:table-cell office:value-type="float" office:value="639119000">
                <text:p>639119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15000">
                <text:p>639115000</text:p>
              </table:table-cell>
              <table:table-cell office:value-type="float" office:value="639109000">
                <text:p>639109000</text:p>
              </table:table-cell>
              <table:table-cell office:value-type="float" office:value="639120000">
                <text:p>639120000</text:p>
              </table:table-cell>
              <table:table-cell office:value-type="float" office:value="639118000">
                <text:p>639118000</text:p>
              </table:table-cell>
              <table:table-cell office:value-type="float" office:value="639107000">
                <text:p>639107000</text:p>
              </table:table-cell>
              <table:table-cell office:value-type="float" office:value="640873000">
                <text:p>640873000</text:p>
              </table:table-cell>
              <table:table-cell office:value-type="float" office:value="641035000">
                <text:p>641035000</text:p>
              </table:table-cell>
              <table:table-cell office:value-type="float" office:value="640972000">
                <text:p>640972000</text:p>
              </table:table-cell>
              <table:table-cell office:value-type="float" office:value="641093000">
                <text:p>641093000</text:p>
              </table:table-cell>
              <table:table-cell office:value-type="float" office:value="641174000">
                <text:p>641174000</text:p>
              </table:table-cell>
              <table:table-cell office:value-type="float" office:value="641064000">
                <text:p>641064000</text:p>
              </table:table-cell>
              <table:table-cell office:value-type="float" office:value="641176000">
                <text:p>641176000</text:p>
              </table:table-cell>
              <table:table-cell office:value-type="float" office:value="641108000">
                <text:p>641108000</text:p>
              </table:table-cell>
              <table:table-cell office:value-type="float" office:value="640899000">
                <text:p>640899000</text:p>
              </table:table-cell>
              <table:table-cell office:value-type="float" office:value="641002000">
                <text:p>641002000</text:p>
              </table:table-cell>
              <table:table-cell office:value-type="float" office:value="641162000">
                <text:p>641162000</text:p>
              </table:table-cell>
              <table:table-cell office:value-type="float" office:value="640872000">
                <text:p>640872000</text:p>
              </table:table-cell>
              <table:table-cell office:value-type="float" office:value="640991000">
                <text:p>640991000</text:p>
              </table:table-cell>
              <table:table-cell office:value-type="float" office:value="641006000">
                <text:p>641006000</text:p>
              </table:table-cell>
              <table:table-cell office:value-type="float" office:value="641180000">
                <text:p>641180000</text:p>
              </table:table-cell>
              <table:table-cell office:value-type="float" office:value="640879000">
                <text:p>640879000</text:p>
              </table:table-cell>
              <table:table-cell office:value-type="float" office:value="641117000">
                <text:p>641117000</text:p>
              </table:table-cell>
              <table:table-cell office:value-type="float" office:value="641046000">
                <text:p>641046000</text:p>
              </table:table-cell>
              <table:table-cell office:value-type="float" office:value="641035000">
                <text:p>641035000</text:p>
              </table:table-cell>
              <table:table-cell office:value-type="float" office:value="641119000">
                <text:p>641119000</text:p>
              </table:table-cell>
              <table:table-cell office:value-type="float" office:value="645901000">
                <text:p>645901000</text:p>
              </table:table-cell>
              <table:table-cell office:value-type="float" office:value="645886000">
                <text:p>645886000</text:p>
              </table:table-cell>
              <table:table-cell office:value-type="float" office:value="645899000">
                <text:p>645899000</text:p>
              </table:table-cell>
              <table:table-cell office:value-type="float" office:value="645899000">
                <text:p>645899000</text:p>
              </table:table-cell>
              <table:table-cell office:value-type="float" office:value="645900000">
                <text:p>645900000</text:p>
              </table:table-cell>
              <table:table-cell office:value-type="float" office:value="645887000">
                <text:p>645887000</text:p>
              </table:table-cell>
              <table:table-cell office:value-type="float" office:value="645914000">
                <text:p>645914000</text:p>
              </table:table-cell>
              <table:table-cell office:value-type="float" office:value="645914000">
                <text:p>645914000</text:p>
              </table:table-cell>
              <table:table-cell office:value-type="float" office:value="645902000">
                <text:p>645902000</text:p>
              </table:table-cell>
              <table:table-cell office:value-type="float" office:value="645899000">
                <text:p>645899000</text:p>
              </table:table-cell>
              <table:table-cell office:value-type="float" office:value="645886000">
                <text:p>645886000</text:p>
              </table:table-cell>
              <table:table-cell office:value-type="float" office:value="645901000">
                <text:p>645901000</text:p>
              </table:table-cell>
              <table:table-cell office:value-type="float" office:value="645902000">
                <text:p>645902000</text:p>
              </table:table-cell>
              <table:table-cell office:value-type="float" office:value="645914000">
                <text:p>645914000</text:p>
              </table:table-cell>
              <table:table-cell office:value-type="float" office:value="645899000">
                <text:p>645899000</text:p>
              </table:table-cell>
              <table:table-cell office:value-type="float" office:value="645886000">
                <text:p>645886000</text:p>
              </table:table-cell>
              <table:table-cell office:value-type="float" office:value="645899000">
                <text:p>645899000</text:p>
              </table:table-cell>
              <table:table-cell office:value-type="float" office:value="645901000">
                <text:p>645901000</text:p>
              </table:table-cell>
              <table:table-cell office:value-type="float" office:value="645914000">
                <text:p>645914000</text:p>
              </table:table-cell>
              <table:table-cell office:value-type="float" office:value="645901000">
                <text:p>645901000</text:p>
              </table:table-cell>
              <table:table-cell office:value-type="float" office:value="645976000">
                <text:p>645976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erge_obj.A21:merge_obj.CW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  <table:table-cell office:value-type="float" office:value="647320000">
                <text:p>6473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